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ba249ca030" style:family="table" style:master-page-name="ta-mp-0x7fba249ca03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ba249e3010" style:family="table-cell" style:data-style-name="General">
      <style:table-cell-properties fo:background-color="transparent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49e338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e4e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ef4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a2611fad8" style:family="table-cell" style:data-style-name="General">
      <style:table-cell-properties fo:background-color="#c0c0c0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a26120540" style:family="table-cell" style:data-style-name="General">
      <style:table-cell-properties fo:background-color="#c0c0c0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2041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49cb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a2611f9b0" style:family="table-cell" style:data-style-name="General">
      <style:table-cell-properties fo:background-color="transparent" fo:border-top="0.000cm none #c7c7c7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a249e3df0" style:family="table-cell" style:data-style-name="General">
      <style:table-cell-properties fo:background-color="transparent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a249e3260" style:family="table-cell" style:data-style-name="General">
      <style:table-cell-properties fo:background-color="transparent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a249e34b0" style:family="table-cell" style:data-style-name="General">
      <style:table-cell-properties fo:background-color="#ccffff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49e3f18" style:family="table-cell" style:data-style-name="General">
      <style:table-cell-properties fo:background-color="#ccffff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4768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4f80" style:family="table-cell" style:data-style-name="General">
      <style:table-cell-properties fo:background-color="#ff99cc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e608" style:family="table-cell" style:data-style-name="General">
      <style:table-cell-properties fo:background-color="#ff99cc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f07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fc00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49e35d8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49e404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49e485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16d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1dc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24b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2ba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329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398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407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489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50a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75d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7df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84e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8bd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92c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99b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a0a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a79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ae8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ddf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e730" style:family="table-cell" style:data-style-name="General">
      <style:table-cell-properties fo:background-color="#ff99cc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f19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fd28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20668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20d58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49e3700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49e416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49e498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180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1ef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25e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2cd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33c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3ab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41a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49b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51d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770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7f1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860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8cf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93e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9ad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a1c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a8b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d82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df1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e858" style:family="table-cell" style:data-style-name="General">
      <style:table-cell-properties fo:background-color="#ff99cc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f2c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fe50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20790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20e80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49e3828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49e429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49e4aa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192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201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270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2df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34e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3bd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42c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4ae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713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782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804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873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8e2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951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9c0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a2f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a9e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d95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e04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e980" style:family="table-cell" style:data-style-name="General">
      <style:table-cell-properties fo:background-color="#ff99cc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f3e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201c8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49e3950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49e43b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49e4bd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1a5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214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283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2f2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361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3d0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43f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4c0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726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795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816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885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8f4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963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9d2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a41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ab0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da7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e16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eaa8" style:family="table-cell" style:data-style-name="General">
      <style:table-cell-properties fo:background-color="#ff99cc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f51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200a0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209e0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210d0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49e3a78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49e44e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148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1b7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226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295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304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373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3e2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451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4d3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738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7a7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829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898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907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976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9e5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a54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ac3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dba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e29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ebd0" style:family="table-cell" style:data-style-name="General">
      <style:table-cell-properties fo:background-color="#ff99cc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f63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20b08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211f8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49e3ba0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49e460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15b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1ca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239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2a8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317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386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3f5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464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4e5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74b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7ba0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83b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8aa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919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988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9f7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a66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ad5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dcc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e3b8" style:family="table-cell" style:data-style-name="General">
      <style:table-cell-properties fo:background-color="#ff99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ecf8" style:family="table-cell" style:data-style-name="General">
      <style:table-cell-properties fo:background-color="#ff99cc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f76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202f0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20c30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21320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49e313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49e3cc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49e473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ee2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f888" style:family="table-cell" style:data-style-name="General">
      <style:table-cell-properties fo:background-color="transparent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49e2e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ba26117cc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9.00pt" style:use-optimal-column-width="true"/>
    </style:style>
    <style:style style:name="ACOL-2" style:family="table-column">
      <style:table-column-properties style:column-width="390.75pt" style:use-optimal-column-width="false"/>
    </style:style>
    <style:style style:name="ACOL-3" style:family="table-column">
      <style:table-column-properties style:column-width="89.00pt" style:use-optimal-column-width="true"/>
    </style:style>
    <style:style style:name="ACOL-4" style:family="table-column">
      <style:table-column-properties style:column-width="98.25pt" style:use-optimal-column-width="false"/>
    </style:style>
    <style:style style:name="ACOL-5" style:family="table-column">
      <style:table-column-properties style:column-width="80.00pt" style:use-optimal-column-width="true"/>
    </style:style>
    <style:style style:name="ACOL-6" style:family="table-column">
      <style:table-column-properties style:column-width="92.25pt" style:use-optimal-column-width="false"/>
    </style:style>
    <style:style style:name="ACOL-7" style:family="table-column">
      <style:table-column-properties style:column-width="125.00pt" style:use-optimal-column-width="true"/>
    </style:style>
    <style:style style:name="ACOL-8" style:family="table-column">
      <style:table-column-properties style:column-width="120.00pt" style:use-optimal-column-width="true"/>
    </style:style>
    <style:style style:name="ACOL-9" style:family="table-column">
      <style:table-column-properties style:column-width="56.00pt" style:use-optimal-column-width="true"/>
    </style:style>
    <style:style style:name="ACOL-10" style:family="table-column">
      <style:table-column-properties style:column-width="265.00pt" style:use-optimal-column-width="false"/>
    </style:style>
    <style:style style:name="ACOL-11" style:family="table-column"/>
    <style:style style:name="AROW-1" style:family="table-row">
      <style:table-row-properties style:row-height="15.0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ba24a2ab30" table:allow-empty-cell="true" table:display-list="unsorted" table:base-cell-address="$'SuiteList'.E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4b6fc10" table:allow-empty-cell="true" table:display-list="unsorted" table:base-cell-address="$'SuiteList'.E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4ce1b10" table:allow-empty-cell="true" table:display-list="unsorted" table:base-cell-address="$'SuiteList'.E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4e3c210" table:allow-empty-cell="true" table:display-list="unsorted" table:base-cell-address="$'SuiteList'.E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4faec10" table:allow-empty-cell="true" table:display-list="unsorted" table:base-cell-address="$'SuiteList'.E1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50f1b10" table:allow-empty-cell="true" table:display-list="unsorted" table:base-cell-address="$'SuiteList'.E1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524d710" table:allow-empty-cell="true" table:display-list="unsorted" table:base-cell-address="$'SuiteList'.E1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53a9210" table:allow-empty-cell="true" table:display-list="unsorted" table:base-cell-address="$'SuiteList'.E1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5504710" table:allow-empty-cell="true" table:display-list="unsorted" table:base-cell-address="$'SuiteList'.E1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565f310" table:allow-empty-cell="true" table:display-list="unsorted" table:base-cell-address="$'SuiteList'.E2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610c870" table:allow-empty-cell="true" table:display-list="unsorted" table:base-cell-address="$'SuiteList'.E2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58b9410" table:allow-empty-cell="true" table:display-list="unsorted" table:base-cell-address="$'SuiteList'.E2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59fd710" table:allow-empty-cell="true" table:display-list="unsorted" table:base-cell-address="$'SuiteList'.E2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5b70010" table:allow-empty-cell="true" table:display-list="unsorted" table:base-cell-address="$'SuiteList'.E2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5ccb410" table:allow-empty-cell="true" table:display-list="unsorted" table:base-cell-address="$'SuiteList'.E3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5e26a10" table:allow-empty-cell="true" table:display-list="unsorted" table:base-cell-address="$'SuiteList'.E3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5f98410" table:allow-empty-cell="true" table:display-list="unsorted" table:base-cell-address="$'SuiteList'.E3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60dd010" table:allow-empty-cell="true" table:display-list="unsorted" table:base-cell-address="$'SuiteList'.E3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4fb6310" table:allow-empty-cell="true" table:display-list="unsorted" table:base-cell-address="$'SuiteList'.E3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4fbc410" table:allow-empty-cell="true" table:display-list="unsorted" table:base-cell-address="$'SuiteList'.E4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4fc1810" table:allow-empty-cell="true" table:display-list="unsorted" table:base-cell-address="$'SuiteList'.E4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4cd7010" table:allow-empty-cell="true" table:display-list="unsorted" table:base-cell-address="$'SuiteList'.E4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610c460" table:allow-empty-cell="true" table:display-list="unsorted" table:base-cell-address="$'SuiteList'.E4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4fd2010" table:allow-empty-cell="true" table:display-list="unsorted" table:base-cell-address="$'SuiteList'.E4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55c7c10" table:allow-empty-cell="true" table:display-list="unsorted" table:base-cell-address="$'SuiteList'.E5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55d2810" table:allow-empty-cell="true" table:display-list="unsorted" table:base-cell-address="$'SuiteList'.E5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55dd410" table:allow-empty-cell="true" table:display-list="unsorted" table:base-cell-address="$'SuiteList'.E5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ba24a59410" table:allow-empty-cell="true" table:display-list="unsorted" table:base-cell-address="$'SuiteList'.G3" table:condition="of:cell-content-is-in-list({TRUE;FALSE})">
          <table:error-message table:display="true" table:message-type="warning"/>
        </table:content-validation>
        <table:content-validation table:name="VAL-0x7fba24b9d410" table:allow-empty-cell="true" table:display-list="unsorted" table:base-cell-address="$'SuiteList'.G5" table:condition="of:cell-content-is-in-list({TRUE;FALSE})">
          <table:error-message table:display="true" table:message-type="warning"/>
        </table:content-validation>
        <table:content-validation table:name="VAL-0x7fba24d10410" table:allow-empty-cell="true" table:display-list="unsorted" table:base-cell-address="$'SuiteList'.G7" table:condition="of:cell-content-is-in-list({TRUE;FALSE})">
          <table:error-message table:display="true" table:message-type="warning"/>
        </table:content-validation>
        <table:content-validation table:name="VAL-0x7fba24e54810" table:allow-empty-cell="true" table:display-list="unsorted" table:base-cell-address="$'SuiteList'.G9" table:condition="of:cell-content-is-in-list({TRUE;FALSE})">
          <table:error-message table:display="true" table:message-type="warning"/>
        </table:content-validation>
        <table:content-validation table:name="VAL-0x7fba24fc7010" table:allow-empty-cell="true" table:display-list="unsorted" table:base-cell-address="$'SuiteList'.G11" table:condition="of:cell-content-is-in-list({TRUE;FALSE})">
          <table:error-message table:display="true" table:message-type="warning"/>
        </table:content-validation>
        <table:content-validation table:name="VAL-0x7fba25120810" table:allow-empty-cell="true" table:display-list="unsorted" table:base-cell-address="$'SuiteList'.G13" table:condition="of:cell-content-is-in-list({TRUE;FALSE})">
          <table:error-message table:display="true" table:message-type="warning"/>
        </table:content-validation>
        <table:content-validation table:name="VAL-0x7fba2527c010" table:allow-empty-cell="true" table:display-list="unsorted" table:base-cell-address="$'SuiteList'.G15" table:condition="of:cell-content-is-in-list({TRUE;FALSE})">
          <table:error-message table:display="true" table:message-type="warning"/>
        </table:content-validation>
        <table:content-validation table:name="VAL-0x7fba253d7410" table:allow-empty-cell="true" table:display-list="unsorted" table:base-cell-address="$'SuiteList'.G17" table:condition="of:cell-content-is-in-list({TRUE;FALSE})">
          <table:error-message table:display="true" table:message-type="warning"/>
        </table:content-validation>
        <table:content-validation table:name="VAL-0x7fba25533010" table:allow-empty-cell="true" table:display-list="unsorted" table:base-cell-address="$'SuiteList'.G19" table:condition="of:cell-content-is-in-list({TRUE;FALSE})">
          <table:error-message table:display="true" table:message-type="warning"/>
        </table:content-validation>
        <table:content-validation table:name="VAL-0x7fba2568e010" table:allow-empty-cell="true" table:display-list="unsorted" table:base-cell-address="$'SuiteList'.G21" table:condition="of:cell-content-is-in-list({TRUE;FALSE})">
          <table:error-message table:display="true" table:message-type="warning"/>
        </table:content-validation>
        <table:content-validation table:name="VAL-0x7fba2578d010" table:allow-empty-cell="true" table:display-list="unsorted" table:base-cell-address="$'SuiteList'.G23" table:condition="of:cell-content-is-in-list({TRUE;FALSE})">
          <table:error-message table:display="true" table:message-type="warning"/>
        </table:content-validation>
        <table:content-validation table:name="VAL-0x7fba258e7c10" table:allow-empty-cell="true" table:display-list="unsorted" table:base-cell-address="$'SuiteList'.G25" table:condition="of:cell-content-is-in-list({TRUE;FALSE})">
          <table:error-message table:display="true" table:message-type="warning"/>
        </table:content-validation>
        <table:content-validation table:name="VAL-0x7fba25a2bc10" table:allow-empty-cell="true" table:display-list="unsorted" table:base-cell-address="$'SuiteList'.G27" table:condition="of:cell-content-is-in-list({TRUE;FALSE})">
          <table:error-message table:display="true" table:message-type="warning"/>
        </table:content-validation>
        <table:content-validation table:name="VAL-0x7fba25b9e810" table:allow-empty-cell="true" table:display-list="unsorted" table:base-cell-address="$'SuiteList'.G29" table:condition="of:cell-content-is-in-list({TRUE;FALSE})">
          <table:error-message table:display="true" table:message-type="warning"/>
        </table:content-validation>
        <table:content-validation table:name="VAL-0x7fba25cf9c10" table:allow-empty-cell="true" table:display-list="unsorted" table:base-cell-address="$'SuiteList'.G31" table:condition="of:cell-content-is-in-list({TRUE;FALSE})">
          <table:error-message table:display="true" table:message-type="warning"/>
        </table:content-validation>
        <table:content-validation table:name="VAL-0x7fba25e55410" table:allow-empty-cell="true" table:display-list="unsorted" table:base-cell-address="$'SuiteList'.G33" table:condition="of:cell-content-is-in-list({TRUE;FALSE})">
          <table:error-message table:display="true" table:message-type="warning"/>
        </table:content-validation>
        <table:content-validation table:name="VAL-0x7fba25fb0c10" table:allow-empty-cell="true" table:display-list="unsorted" table:base-cell-address="$'SuiteList'.G35" table:condition="of:cell-content-is-in-list({TRUE;FALSE})">
          <table:error-message table:display="true" table:message-type="warning"/>
        </table:content-validation>
        <table:content-validation table:name="VAL-0x7fba249e6a10" table:allow-empty-cell="true" table:display-list="unsorted" table:base-cell-address="$'SuiteList'.G37" table:condition="of:cell-content-is-in-list({TRUE;FALSE})">
          <table:error-message table:display="true" table:message-type="warning"/>
        </table:content-validation>
        <table:content-validation table:name="VAL-0x7fba24aa0c10" table:allow-empty-cell="true" table:display-list="unsorted" table:base-cell-address="$'SuiteList'.G39" table:condition="of:cell-content-is-in-list({TRUE;FALSE})">
          <table:error-message table:display="true" table:message-type="warning"/>
        </table:content-validation>
        <table:content-validation table:name="VAL-0x7fba24a44c10" table:allow-empty-cell="true" table:display-list="unsorted" table:base-cell-address="$'SuiteList'.G41" table:condition="of:cell-content-is-in-list({TRUE;FALSE})">
          <table:error-message table:display="true" table:message-type="warning"/>
        </table:content-validation>
        <table:content-validation table:name="VAL-0x7fba24aa2010" table:allow-empty-cell="true" table:display-list="unsorted" table:base-cell-address="$'SuiteList'.G43" table:condition="of:cell-content-is-in-list({TRUE;FALSE})">
          <table:error-message table:display="true" table:message-type="warning"/>
        </table:content-validation>
        <table:content-validation table:name="VAL-0x7fba24fc7f10" table:allow-empty-cell="true" table:display-list="unsorted" table:base-cell-address="$'SuiteList'.G45" table:condition="of:cell-content-is-in-list({TRUE;FALSE})">
          <table:error-message table:display="true" table:message-type="warning"/>
        </table:content-validation>
        <table:content-validation table:name="VAL-0x7fba24cda010" table:allow-empty-cell="true" table:display-list="unsorted" table:base-cell-address="$'SuiteList'.G47" table:condition="of:cell-content-is-in-list({TRUE;FALSE})">
          <table:error-message table:display="true" table:message-type="warning"/>
        </table:content-validation>
        <table:content-validation table:name="VAL-0x7fba24cdc410" table:allow-empty-cell="true" table:display-list="unsorted" table:base-cell-address="$'SuiteList'.G49" table:condition="of:cell-content-is-in-list({TRUE;FALSE})">
          <table:error-message table:display="true" table:message-type="warning"/>
        </table:content-validation>
        <table:content-validation table:name="VAL-0x7fba255c8f10" table:allow-empty-cell="true" table:display-list="unsorted" table:base-cell-address="$'SuiteList'.G51" table:condition="of:cell-content-is-in-list({TRUE;FALSE})">
          <table:error-message table:display="true" table:message-type="warning"/>
        </table:content-validation>
        <table:content-validation table:name="VAL-0x7fba255d4010" table:allow-empty-cell="true" table:display-list="unsorted" table:base-cell-address="$'SuiteList'.G53" table:condition="of:cell-content-is-in-list({TRUE;FALSE})">
          <table:error-message table:display="true" table:message-type="warning"/>
        </table:content-validation>
        <table:content-validation table:name="VAL-0x7fba255de710" table:allow-empty-cell="true" table:display-list="unsorted" table:base-cell-address="$'SuiteList'.G55" table:condition="of:cell-content-is-in-list({TRUE;FALSE})">
          <table:error-message table:display="true" table:message-type="warning"/>
        </table:content-validation>
        <table:content-validation table:name="VAL-0x7fba24a87c10" table:allow-empty-cell="true" table:display-list="unsorted" table:base-cell-address="$'SuiteList'.I3" table:condition="of:cell-content-is-in-list({TRUE;FALSE})">
          <table:error-message table:display="true" table:message-type="warning"/>
        </table:content-validation>
        <table:content-validation table:name="VAL-0x7fba24be3010" table:allow-empty-cell="true" table:display-list="unsorted" table:base-cell-address="$'SuiteList'.I5" table:condition="of:cell-content-is-in-list({TRUE;FALSE})">
          <table:error-message table:display="true" table:message-type="warning"/>
        </table:content-validation>
        <table:content-validation table:name="VAL-0x7fba24d55710" table:allow-empty-cell="true" table:display-list="unsorted" table:base-cell-address="$'SuiteList'.I7" table:condition="of:cell-content-is-in-list({TRUE;FALSE})">
          <table:error-message table:display="true" table:message-type="warning"/>
        </table:content-validation>
        <table:content-validation table:name="VAL-0x7fba24e9a410" table:allow-empty-cell="true" table:display-list="unsorted" table:base-cell-address="$'SuiteList'.I9" table:condition="of:cell-content-is-in-list({TRUE;FALSE})">
          <table:error-message table:display="true" table:message-type="warning"/>
        </table:content-validation>
        <table:content-validation table:name="VAL-0x7fba24ff5410" table:allow-empty-cell="true" table:display-list="unsorted" table:base-cell-address="$'SuiteList'.I11" table:condition="of:cell-content-is-in-list({TRUE;FALSE})">
          <table:error-message table:display="true" table:message-type="warning"/>
        </table:content-validation>
        <table:content-validation table:name="VAL-0x7fba25150010" table:allow-empty-cell="true" table:display-list="unsorted" table:base-cell-address="$'SuiteList'.I13" table:condition="of:cell-content-is-in-list({TRUE;FALSE})">
          <table:error-message table:display="true" table:message-type="warning"/>
        </table:content-validation>
        <table:content-validation table:name="VAL-0x7fba252ab410" table:allow-empty-cell="true" table:display-list="unsorted" table:base-cell-address="$'SuiteList'.I15" table:condition="of:cell-content-is-in-list({TRUE;FALSE})">
          <table:error-message table:display="true" table:message-type="warning"/>
        </table:content-validation>
        <table:content-validation table:name="VAL-0x7fba25406b10" table:allow-empty-cell="true" table:display-list="unsorted" table:base-cell-address="$'SuiteList'.I17" table:condition="of:cell-content-is-in-list({TRUE;FALSE})">
          <table:error-message table:display="true" table:message-type="warning"/>
        </table:content-validation>
        <table:content-validation table:name="VAL-0x7fba25577b10" table:allow-empty-cell="true" table:display-list="unsorted" table:base-cell-address="$'SuiteList'.I19" table:condition="of:cell-content-is-in-list({TRUE;FALSE})">
          <table:error-message table:display="true" table:message-type="warning"/>
        </table:content-validation>
        <table:content-validation table:name="VAL-0x7fba256d2f10" table:allow-empty-cell="true" table:display-list="unsorted" table:base-cell-address="$'SuiteList'.I21" table:condition="of:cell-content-is-in-list({TRUE;FALSE})">
          <table:error-message table:display="true" table:message-type="warning"/>
        </table:content-validation>
        <table:content-validation table:name="VAL-0x7fba257d1c10" table:allow-empty-cell="true" table:display-list="unsorted" table:base-cell-address="$'SuiteList'.I23" table:condition="of:cell-content-is-in-list({TRUE;FALSE})">
          <table:error-message table:display="true" table:message-type="warning"/>
        </table:content-validation>
        <table:content-validation table:name="VAL-0x7fba2592cc10" table:allow-empty-cell="true" table:display-list="unsorted" table:base-cell-address="$'SuiteList'.I25" table:condition="of:cell-content-is-in-list({TRUE;FALSE})">
          <table:error-message table:display="true" table:message-type="warning"/>
        </table:content-validation>
        <table:content-validation table:name="VAL-0x7fba25a70f10" table:allow-empty-cell="true" table:display-list="unsorted" table:base-cell-address="$'SuiteList'.I27" table:condition="of:cell-content-is-in-list({TRUE;FALSE})">
          <table:error-message table:display="true" table:message-type="warning"/>
        </table:content-validation>
        <table:content-validation table:name="VAL-0x7fba25be3810" table:allow-empty-cell="true" table:display-list="unsorted" table:base-cell-address="$'SuiteList'.I29" table:condition="of:cell-content-is-in-list({TRUE;FALSE})">
          <table:error-message table:display="true" table:message-type="warning"/>
        </table:content-validation>
        <table:content-validation table:name="VAL-0x7fba25d27710" table:allow-empty-cell="true" table:display-list="unsorted" table:base-cell-address="$'SuiteList'.I31" table:condition="of:cell-content-is-in-list({TRUE;FALSE})">
          <table:error-message table:display="true" table:message-type="warning"/>
        </table:content-validation>
        <table:content-validation table:name="VAL-0x7fba25e9a010" table:allow-empty-cell="true" table:display-list="unsorted" table:base-cell-address="$'SuiteList'.I33" table:condition="of:cell-content-is-in-list({TRUE;FALSE})">
          <table:error-message table:display="true" table:message-type="warning"/>
        </table:content-validation>
        <table:content-validation table:name="VAL-0x7fba25ff6010" table:allow-empty-cell="true" table:display-list="unsorted" table:base-cell-address="$'SuiteList'.I35" table:condition="of:cell-content-is-in-list({TRUE;FALSE})">
          <table:error-message table:display="true" table:message-type="warning"/>
        </table:content-validation>
        <table:content-validation table:name="VAL-0x7fba2557cc10" table:allow-empty-cell="true" table:display-list="unsorted" table:base-cell-address="$'SuiteList'.I37" table:condition="of:cell-content-is-in-list({TRUE;FALSE})">
          <table:error-message table:display="true" table:message-type="warning"/>
        </table:content-validation>
        <table:content-validation table:name="VAL-0x7fba25587710" table:allow-empty-cell="true" table:display-list="unsorted" table:base-cell-address="$'SuiteList'.I39" table:condition="of:cell-content-is-in-list({TRUE;FALSE})">
          <table:error-message table:display="true" table:message-type="warning"/>
        </table:content-validation>
        <table:content-validation table:name="VAL-0x7fba25594010" table:allow-empty-cell="true" table:display-list="unsorted" table:base-cell-address="$'SuiteList'.I41" table:condition="of:cell-content-is-in-list({TRUE;FALSE})">
          <table:error-message table:display="true" table:message-type="warning"/>
        </table:content-validation>
        <table:content-validation table:name="VAL-0x7fba24fc3010" table:allow-empty-cell="true" table:display-list="unsorted" table:base-cell-address="$'SuiteList'.I43" table:condition="of:cell-content-is-in-list({TRUE;FALSE})">
          <table:error-message table:display="true" table:message-type="warning"/>
        </table:content-validation>
        <table:content-validation table:name="VAL-0x7fba255a9c10" table:allow-empty-cell="true" table:display-list="unsorted" table:base-cell-address="$'SuiteList'.I45" table:condition="of:cell-content-is-in-list({TRUE;FALSE})">
          <table:error-message table:display="true" table:message-type="warning"/>
        </table:content-validation>
        <table:content-validation table:name="VAL-0x7fba255b2e10" table:allow-empty-cell="true" table:display-list="unsorted" table:base-cell-address="$'SuiteList'.I47" table:condition="of:cell-content-is-in-list({TRUE;FALSE})">
          <table:error-message table:display="true" table:message-type="warning"/>
        </table:content-validation>
        <table:content-validation table:name="VAL-0x7fba255bf710" table:allow-empty-cell="true" table:display-list="unsorted" table:base-cell-address="$'SuiteList'.I49" table:condition="of:cell-content-is-in-list({TRUE;FALSE})">
          <table:error-message table:display="true" table:message-type="warning"/>
        </table:content-validation>
        <table:content-validation table:name="VAL-0x7fba24fdb410" table:allow-empty-cell="true" table:display-list="unsorted" table:base-cell-address="$'SuiteList'.I51" table:condition="of:cell-content-is-in-list({TRUE;FALSE})">
          <table:error-message table:display="true" table:message-type="warning"/>
        </table:content-validation>
        <table:content-validation table:name="VAL-0x7fba24acc830" table:allow-empty-cell="true" table:display-list="unsorted" table:base-cell-address="$'SuiteList'.K3" table:condition="of:cell-content-is-in-list({TRUE;FALSE})">
          <table:error-message table:display="true" table:message-type="warning"/>
        </table:content-validation>
        <table:content-validation table:name="VAL-0x7fba24c28010" table:allow-empty-cell="true" table:display-list="unsorted" table:base-cell-address="$'SuiteList'.K5" table:condition="of:cell-content-is-in-list({TRUE;FALSE})">
          <table:error-message table:display="true" table:message-type="warning"/>
        </table:content-validation>
        <table:content-validation table:name="VAL-0x7fba24d9b010" table:allow-empty-cell="true" table:display-list="unsorted" table:base-cell-address="$'SuiteList'.K7" table:condition="of:cell-content-is-in-list({TRUE;FALSE})">
          <table:error-message table:display="true" table:message-type="warning"/>
        </table:content-validation>
        <table:content-validation table:name="VAL-0x7fba24edf010" table:allow-empty-cell="true" table:display-list="unsorted" table:base-cell-address="$'SuiteList'.K9" table:condition="of:cell-content-is-in-list({TRUE;FALSE})">
          <table:error-message table:display="true" table:message-type="warning"/>
        </table:content-validation>
        <table:content-validation table:name="VAL-0x7fba25022c10" table:allow-empty-cell="true" table:display-list="unsorted" table:base-cell-address="$'SuiteList'.K11" table:condition="of:cell-content-is-in-list({TRUE;FALSE})">
          <table:error-message table:display="true" table:message-type="warning"/>
        </table:content-validation>
        <table:content-validation table:name="VAL-0x7fba25195010" table:allow-empty-cell="true" table:display-list="unsorted" table:base-cell-address="$'SuiteList'.K13" table:condition="of:cell-content-is-in-list({TRUE;FALSE})">
          <table:error-message table:display="true" table:message-type="warning"/>
        </table:content-validation>
        <table:content-validation table:name="VAL-0x7fba252f0810" table:allow-empty-cell="true" table:display-list="unsorted" table:base-cell-address="$'SuiteList'.K15" table:condition="of:cell-content-is-in-list({TRUE;FALSE})">
          <table:error-message table:display="true" table:message-type="warning"/>
        </table:content-validation>
        <table:content-validation table:name="VAL-0x7fba2544bc10" table:allow-empty-cell="true" table:display-list="unsorted" table:base-cell-address="$'SuiteList'.K17" table:condition="of:cell-content-is-in-list({TRUE;FALSE})">
          <table:error-message table:display="true" table:message-type="warning"/>
        </table:content-validation>
        <table:content-validation table:name="VAL-0x7fba255a7010" table:allow-empty-cell="true" table:display-list="unsorted" table:base-cell-address="$'SuiteList'.K19" table:condition="of:cell-content-is-in-list({TRUE;FALSE})">
          <table:error-message table:display="true" table:message-type="warning"/>
        </table:content-validation>
        <table:content-validation table:name="VAL-0x7fba25702010" table:allow-empty-cell="true" table:display-list="unsorted" table:base-cell-address="$'SuiteList'.K21" table:condition="of:cell-content-is-in-list({TRUE;FALSE})">
          <table:error-message table:display="true" table:message-type="warning"/>
        </table:content-validation>
        <table:content-validation table:name="VAL-0x7fba25817410" table:allow-empty-cell="true" table:display-list="unsorted" table:base-cell-address="$'SuiteList'.K23" table:condition="of:cell-content-is-in-list({TRUE;FALSE})">
          <table:error-message table:display="true" table:message-type="warning"/>
        </table:content-validation>
        <table:content-validation table:name="VAL-0x7fba2595ac10" table:allow-empty-cell="true" table:display-list="unsorted" table:base-cell-address="$'SuiteList'.K25" table:condition="of:cell-content-is-in-list({TRUE;FALSE})">
          <table:error-message table:display="true" table:message-type="warning"/>
        </table:content-validation>
        <table:content-validation table:name="VAL-0x7fba25ab6c10" table:allow-empty-cell="true" table:display-list="unsorted" table:base-cell-address="$'SuiteList'.K27" table:condition="of:cell-content-is-in-list({TRUE;FALSE})">
          <table:error-message table:display="true" table:message-type="warning"/>
        </table:content-validation>
        <table:content-validation table:name="VAL-0x7fba25c29010" table:allow-empty-cell="true" table:display-list="unsorted" table:base-cell-address="$'SuiteList'.K29" table:condition="of:cell-content-is-in-list({TRUE;FALSE})">
          <table:error-message table:display="true" table:message-type="warning"/>
        </table:content-validation>
        <table:content-validation table:name="VAL-0x7fba25d6d010" table:allow-empty-cell="true" table:display-list="unsorted" table:base-cell-address="$'SuiteList'.K31" table:condition="of:cell-content-is-in-list({TRUE;FALSE})">
          <table:error-message table:display="true" table:message-type="warning"/>
        </table:content-validation>
        <table:content-validation table:name="VAL-0x7fba25edf810" table:allow-empty-cell="true" table:display-list="unsorted" table:base-cell-address="$'SuiteList'.K33" table:condition="of:cell-content-is-in-list({TRUE;FALSE})">
          <table:error-message table:display="true" table:message-type="warning"/>
        </table:content-validation>
        <table:content-validation table:name="VAL-0x7fba26024410" table:allow-empty-cell="true" table:display-list="unsorted" table:base-cell-address="$'SuiteList'.K35" table:condition="of:cell-content-is-in-list({TRUE;FALSE})">
          <table:error-message table:display="true" table:message-type="warning"/>
        </table:content-validation>
        <table:content-validation table:name="VAL-0x7fba24fb3c10" table:allow-empty-cell="true" table:display-list="unsorted" table:base-cell-address="$'SuiteList'.K37" table:condition="of:cell-content-is-in-list({TRUE;FALSE})">
          <table:error-message table:display="true" table:message-type="warning"/>
        </table:content-validation>
        <table:content-validation table:name="VAL-0x7fba24fb9010" table:allow-empty-cell="true" table:display-list="unsorted" table:base-cell-address="$'SuiteList'.K39" table:condition="of:cell-content-is-in-list({TRUE;FALSE})">
          <table:error-message table:display="true" table:message-type="warning"/>
        </table:content-validation>
        <table:content-validation table:name="VAL-0x7fba24fbe810" table:allow-empty-cell="true" table:display-list="unsorted" table:base-cell-address="$'SuiteList'.K41" table:condition="of:cell-content-is-in-list({TRUE;FALSE})">
          <table:error-message table:display="true" table:message-type="warning"/>
        </table:content-validation>
        <table:content-validation table:name="VAL-0x7fba255a0810" table:allow-empty-cell="true" table:display-list="unsorted" table:base-cell-address="$'SuiteList'.K43" table:condition="of:cell-content-is-in-list({TRUE;FALSE})">
          <table:error-message table:display="true" table:message-type="warning"/>
        </table:content-validation>
        <table:content-validation table:name="VAL-0x7fba24cd8810" table:allow-empty-cell="true" table:display-list="unsorted" table:base-cell-address="$'SuiteList'.K45" table:condition="of:cell-content-is-in-list({TRUE;FALSE})">
          <table:error-message table:display="true" table:message-type="warning"/>
        </table:content-validation>
        <table:content-validation table:name="VAL-0x7fba24fcf010" table:allow-empty-cell="true" table:display-list="unsorted" table:base-cell-address="$'SuiteList'.K47" table:condition="of:cell-content-is-in-list({TRUE;FALSE})">
          <table:error-message table:display="true" table:message-type="warning"/>
        </table:content-validation>
        <table:content-validation table:name="VAL-0x7fba24fd4410" table:allow-empty-cell="true" table:display-list="unsorted" table:base-cell-address="$'SuiteList'.K49" table:condition="of:cell-content-is-in-list({TRUE;FALSE})">
          <table:error-message table:display="true" table:message-type="warning"/>
        </table:content-validation>
        <table:content-validation table:name="VAL-0x7fba255cd410" table:allow-empty-cell="true" table:display-list="unsorted" table:base-cell-address="$'SuiteList'.K51" table:condition="of:cell-content-is-in-list({TRUE;FALSE})">
          <table:error-message table:display="true" table:message-type="warning"/>
        </table:content-validation>
        <table:content-validation table:name="VAL-0x7fba24fe0c10" table:allow-empty-cell="true" table:display-list="unsorted" table:base-cell-address="$'SuiteList'.K53" table:condition="of:cell-content-is-in-list({TRUE;FALSE})">
          <table:error-message table:display="true" table:message-type="warning"/>
        </table:content-validation>
        <table:content-validation table:name="VAL-0x7fba255e2c10" table:allow-empty-cell="true" table:display-list="unsorted" table:base-cell-address="$'SuiteList'.K55" table:condition="of:cell-content-is-in-list({TRUE;FALSE})">
          <table:error-message table:display="true" table:message-type="warning"/>
        </table:content-validation>
        <table:content-validation table:name="VAL-0x7fba24b11f10" table:allow-empty-cell="true" table:display-list="unsorted" table:base-cell-address="$'SuiteList'.M3" table:condition="of:cell-content-is-in-list({TRUE;FALSE})">
          <table:error-message table:display="true" table:message-type="warning"/>
        </table:content-validation>
        <table:content-validation table:name="VAL-0x7fba24c6d310" table:allow-empty-cell="true" table:display-list="unsorted" table:base-cell-address="$'SuiteList'.M5" table:condition="of:cell-content-is-in-list({TRUE;FALSE})">
          <table:error-message table:display="true" table:message-type="warning"/>
        </table:content-validation>
        <table:content-validation table:name="VAL-0x7fba24ddfc10" table:allow-empty-cell="true" table:display-list="unsorted" table:base-cell-address="$'SuiteList'.M7" table:condition="of:cell-content-is-in-list({TRUE;FALSE})">
          <table:error-message table:display="true" table:message-type="warning"/>
        </table:content-validation>
        <table:content-validation table:name="VAL-0x7fba24f23f10" table:allow-empty-cell="true" table:display-list="unsorted" table:base-cell-address="$'SuiteList'.M9" table:condition="of:cell-content-is-in-list({TRUE;FALSE})">
          <table:error-message table:display="true" table:message-type="warning"/>
        </table:content-validation>
        <table:content-validation table:name="VAL-0x7fba25068410" table:allow-empty-cell="true" table:display-list="unsorted" table:base-cell-address="$'SuiteList'.M11" table:condition="of:cell-content-is-in-list({TRUE;FALSE})">
          <table:error-message table:display="true" table:message-type="warning"/>
        </table:content-validation>
        <table:content-validation table:name="VAL-0x7fba251da310" table:allow-empty-cell="true" table:display-list="unsorted" table:base-cell-address="$'SuiteList'.M13" table:condition="of:cell-content-is-in-list({TRUE;FALSE})">
          <table:error-message table:display="true" table:message-type="warning"/>
        </table:content-validation>
        <table:content-validation table:name="VAL-0x7fba25335b10" table:allow-empty-cell="true" table:display-list="unsorted" table:base-cell-address="$'SuiteList'.M15" table:condition="of:cell-content-is-in-list({TRUE;FALSE})">
          <table:error-message table:display="true" table:message-type="warning"/>
        </table:content-validation>
        <table:content-validation table:name="VAL-0x7fba25491310" table:allow-empty-cell="true" table:display-list="unsorted" table:base-cell-address="$'SuiteList'.M17" table:condition="of:cell-content-is-in-list({TRUE;FALSE})">
          <table:error-message table:display="true" table:message-type="warning"/>
        </table:content-validation>
        <table:content-validation table:name="VAL-0x7fba255ec210" table:allow-empty-cell="true" table:display-list="unsorted" table:base-cell-address="$'SuiteList'.M19" table:condition="of:cell-content-is-in-list({TRUE;FALSE})">
          <table:error-message table:display="true" table:message-type="warning"/>
        </table:content-validation>
        <table:content-validation table:name="VAL-0x7fba26115d30" table:allow-empty-cell="true" table:display-list="unsorted" table:base-cell-address="$'SuiteList'.M21" table:condition="of:cell-content-is-in-list({TRUE;FALSE})">
          <table:error-message table:display="true" table:message-type="warning"/>
        </table:content-validation>
        <table:content-validation table:name="VAL-0x7fba2585c410" table:allow-empty-cell="true" table:display-list="unsorted" table:base-cell-address="$'SuiteList'.M23" table:condition="of:cell-content-is-in-list({TRUE;FALSE})">
          <table:error-message table:display="true" table:message-type="warning"/>
        </table:content-validation>
        <table:content-validation table:name="VAL-0x7fba259a0010" table:allow-empty-cell="true" table:display-list="unsorted" table:base-cell-address="$'SuiteList'.M25" table:condition="of:cell-content-is-in-list({TRUE;FALSE})">
          <table:error-message table:display="true" table:message-type="warning"/>
        </table:content-validation>
        <table:content-validation table:name="VAL-0x7fba25afb810" table:allow-empty-cell="true" table:display-list="unsorted" table:base-cell-address="$'SuiteList'.M27" table:condition="of:cell-content-is-in-list({TRUE;FALSE})">
          <table:error-message table:display="true" table:message-type="warning"/>
        </table:content-validation>
        <table:content-validation table:name="VAL-0x7fba25c6dc10" table:allow-empty-cell="true" table:display-list="unsorted" table:base-cell-address="$'SuiteList'.M29" table:condition="of:cell-content-is-in-list({TRUE;FALSE})">
          <table:error-message table:display="true" table:message-type="warning"/>
        </table:content-validation>
        <table:content-validation table:name="VAL-0x7fba25db2410" table:allow-empty-cell="true" table:display-list="unsorted" table:base-cell-address="$'SuiteList'.M31" table:condition="of:cell-content-is-in-list({TRUE;FALSE})">
          <table:error-message table:display="true" table:message-type="warning"/>
        </table:content-validation>
        <table:content-validation table:name="VAL-0x7fba25f24c10" table:allow-empty-cell="true" table:display-list="unsorted" table:base-cell-address="$'SuiteList'.M33" table:condition="of:cell-content-is-in-list({TRUE;FALSE})">
          <table:error-message table:display="true" table:message-type="warning"/>
        </table:content-validation>
        <table:content-validation table:name="VAL-0x7fba26069810" table:allow-empty-cell="true" table:display-list="unsorted" table:base-cell-address="$'SuiteList'.M35" table:condition="of:cell-content-is-in-list({TRUE;FALSE})">
          <table:error-message table:display="true" table:message-type="warning"/>
        </table:content-validation>
        <table:content-validation table:name="VAL-0x7fba25580b10" table:allow-empty-cell="true" table:display-list="unsorted" table:base-cell-address="$'SuiteList'.M37" table:condition="of:cell-content-is-in-list({TRUE;FALSE})">
          <table:error-message table:display="true" table:message-type="warning"/>
        </table:content-validation>
        <table:content-validation table:name="VAL-0x7fba2558c010" table:allow-empty-cell="true" table:display-list="unsorted" table:base-cell-address="$'SuiteList'.M39" table:condition="of:cell-content-is-in-list({TRUE;FALSE})">
          <table:error-message table:display="true" table:message-type="warning"/>
        </table:content-validation>
        <table:content-validation table:name="VAL-0x7fba25598010" table:allow-empty-cell="true" table:display-list="unsorted" table:base-cell-address="$'SuiteList'.M41" table:condition="of:cell-content-is-in-list({TRUE;FALSE})">
          <table:error-message table:display="true" table:message-type="warning"/>
        </table:content-validation>
        <table:content-validation table:name="VAL-0x7fba24b5f010" table:allow-empty-cell="true" table:display-list="unsorted" table:base-cell-address="$'SuiteList'.M43" table:condition="of:cell-content-is-in-list({TRUE;FALSE})">
          <table:error-message table:display="true" table:message-type="warning"/>
        </table:content-validation>
        <table:content-validation table:name="VAL-0x7fba255adc10" table:allow-empty-cell="true" table:display-list="unsorted" table:base-cell-address="$'SuiteList'.M45" table:condition="of:cell-content-is-in-list({TRUE;FALSE})">
          <table:error-message table:display="true" table:message-type="warning"/>
        </table:content-validation>
        <table:content-validation table:name="VAL-0x7fba24cdae10" table:allow-empty-cell="true" table:display-list="unsorted" table:base-cell-address="$'SuiteList'.M47" table:condition="of:cell-content-is-in-list({TRUE;FALSE})">
          <table:error-message table:display="true" table:message-type="warning"/>
        </table:content-validation>
        <table:content-validation table:name="VAL-0x7fba255c3810" table:allow-empty-cell="true" table:display-list="unsorted" table:base-cell-address="$'SuiteList'.M49" table:condition="of:cell-content-is-in-list({TRUE;FALSE})">
          <table:error-message table:display="true" table:message-type="warning"/>
        </table:content-validation>
        <table:content-validation table:name="VAL-0x7fba24fdb410" table:allow-empty-cell="true" table:display-list="unsorted" table:base-cell-address="$'SuiteList'.M51" table:condition="of:cell-content-is-in-list({TRUE;FALSE})">
          <table:error-message table:display="true" table:message-type="warning"/>
        </table:content-validation>
        <table:content-validation table:name="VAL-0x7fba255da810" table:allow-empty-cell="true" table:display-list="unsorted" table:base-cell-address="$'SuiteList'.M53" table:condition="of:cell-content-is-in-list({TRUE;FALSE})">
          <table:error-message table:display="true" table:message-type="warning"/>
        </table:content-validation>
        <table:content-validation table:name="VAL-0x7fba24ce7010" table:allow-empty-cell="true" table:display-list="unsorted" table:base-cell-address="$'SuiteList'.M55" table:condition="of:cell-content-is-in-list({TRUE;FALSE})">
          <table:error-message table:display="true" table:message-type="warning"/>
        </table:content-validation>
        <table:content-validation table:name="VAL-0x7fba24b57c10" table:allow-empty-cell="true" table:display-list="unsorted" table:base-cell-address="$'SuiteList'.O3" table:condition="of:cell-content-is-in-list({TRUE;FALSE})">
          <table:error-message table:display="true" table:message-type="warning"/>
        </table:content-validation>
        <table:content-validation table:name="VAL-0x7fba24cb3010" table:allow-empty-cell="true" table:display-list="unsorted" table:base-cell-address="$'SuiteList'.O5" table:condition="of:cell-content-is-in-list({TRUE;FALSE})">
          <table:error-message table:display="true" table:message-type="warning"/>
        </table:content-validation>
        <table:content-validation table:name="VAL-0x7fba24e0e410" table:allow-empty-cell="true" table:display-list="unsorted" table:base-cell-address="$'SuiteList'.O7" table:condition="of:cell-content-is-in-list({TRUE;FALSE})">
          <table:error-message table:display="true" table:message-type="warning"/>
        </table:content-validation>
        <table:content-validation table:name="VAL-0x7fba24f69810" table:allow-empty-cell="true" table:display-list="unsorted" table:base-cell-address="$'SuiteList'.O9" table:condition="of:cell-content-is-in-list({TRUE;FALSE})">
          <table:error-message table:display="true" table:message-type="warning"/>
        </table:content-validation>
        <table:content-validation table:name="VAL-0x7fba250ad010" table:allow-empty-cell="true" table:display-list="unsorted" table:base-cell-address="$'SuiteList'.O11" table:condition="of:cell-content-is-in-list({TRUE;FALSE})">
          <table:error-message table:display="true" table:message-type="warning"/>
        </table:content-validation>
        <table:content-validation table:name="VAL-0x7fba25220010" table:allow-empty-cell="true" table:display-list="unsorted" table:base-cell-address="$'SuiteList'.O13" table:condition="of:cell-content-is-in-list({TRUE;FALSE})">
          <table:error-message table:display="true" table:message-type="warning"/>
        </table:content-validation>
        <table:content-validation table:name="VAL-0x7fba2537b410" table:allow-empty-cell="true" table:display-list="unsorted" table:base-cell-address="$'SuiteList'.O15" table:condition="of:cell-content-is-in-list({TRUE;FALSE})">
          <table:error-message table:display="true" table:message-type="warning"/>
        </table:content-validation>
        <table:content-validation table:name="VAL-0x7fba254d6810" table:allow-empty-cell="true" table:display-list="unsorted" table:base-cell-address="$'SuiteList'.O17" table:condition="of:cell-content-is-in-list({TRUE;FALSE})">
          <table:error-message table:display="true" table:message-type="warning"/>
        </table:content-validation>
        <table:content-validation table:name="VAL-0x7fba25631c10" table:allow-empty-cell="true" table:display-list="unsorted" table:base-cell-address="$'SuiteList'.O19" table:condition="of:cell-content-is-in-list({TRUE;FALSE})">
          <table:error-message table:display="true" table:message-type="warning"/>
        </table:content-validation>
        <table:content-validation table:name="VAL-0x7fba2575e410" table:allow-empty-cell="true" table:display-list="unsorted" table:base-cell-address="$'SuiteList'.O21" table:condition="of:cell-content-is-in-list({TRUE;FALSE})">
          <table:error-message table:display="true" table:message-type="warning"/>
        </table:content-validation>
        <table:content-validation table:name="VAL-0x7fba2588c010" table:allow-empty-cell="true" table:display-list="unsorted" table:base-cell-address="$'SuiteList'.O23" table:condition="of:cell-content-is-in-list({TRUE;FALSE})">
          <table:error-message table:display="true" table:message-type="warning"/>
        </table:content-validation>
        <table:content-validation table:name="VAL-0x7fba259cf610" table:allow-empty-cell="true" table:display-list="unsorted" table:base-cell-address="$'SuiteList'.O25" table:condition="of:cell-content-is-in-list({TRUE;FALSE})">
          <table:error-message table:display="true" table:message-type="warning"/>
        </table:content-validation>
        <table:content-validation table:name="VAL-0x7fba25b41410" table:allow-empty-cell="true" table:display-list="unsorted" table:base-cell-address="$'SuiteList'.O27" table:condition="of:cell-content-is-in-list({TRUE;FALSE})">
          <table:error-message table:display="true" table:message-type="warning"/>
        </table:content-validation>
        <table:content-validation table:name="VAL-0x7fba25cb3310" table:allow-empty-cell="true" table:display-list="unsorted" table:base-cell-address="$'SuiteList'.O29" table:condition="of:cell-content-is-in-list({TRUE;FALSE})">
          <table:error-message table:display="true" table:message-type="warning"/>
        </table:content-validation>
        <table:content-validation table:name="VAL-0x7fba25df8010" table:allow-empty-cell="true" table:display-list="unsorted" table:base-cell-address="$'SuiteList'.O31" table:condition="of:cell-content-is-in-list({TRUE;FALSE})">
          <table:error-message table:display="true" table:message-type="warning"/>
        </table:content-validation>
        <table:content-validation table:name="VAL-0x7fba25f69f10" table:allow-empty-cell="true" table:display-list="unsorted" table:base-cell-address="$'SuiteList'.O33" table:condition="of:cell-content-is-in-list({TRUE;FALSE})">
          <table:error-message table:display="true" table:message-type="warning"/>
        </table:content-validation>
        <table:content-validation table:name="VAL-0x7fba260af410" table:allow-empty-cell="true" table:display-list="unsorted" table:base-cell-address="$'SuiteList'.O35" table:condition="of:cell-content-is-in-list({TRUE;FALSE})">
          <table:error-message table:display="true" table:message-type="warning"/>
        </table:content-validation>
        <table:content-validation table:name="VAL-0x7fba24ccec10" table:allow-empty-cell="true" table:display-list="unsorted" table:base-cell-address="$'SuiteList'.O37" table:condition="of:cell-content-is-in-list({TRUE;FALSE})">
          <table:error-message table:display="true" table:message-type="warning"/>
        </table:content-validation>
        <table:content-validation table:name="VAL-0x7fba24cd1810" table:allow-empty-cell="true" table:display-list="unsorted" table:base-cell-address="$'SuiteList'.O39" table:condition="of:cell-content-is-in-list({TRUE;FALSE})">
          <table:error-message table:display="true" table:message-type="warning"/>
        </table:content-validation>
        <table:content-validation table:name="VAL-0x7fba24cd3f10" table:allow-empty-cell="true" table:display-list="unsorted" table:base-cell-address="$'SuiteList'.O41" table:condition="of:cell-content-is-in-list({TRUE;FALSE})">
          <table:error-message table:display="true" table:message-type="warning"/>
        </table:content-validation>
        <table:content-validation table:name="VAL-0x7fba24fc5810" table:allow-empty-cell="true" table:display-list="unsorted" table:base-cell-address="$'SuiteList'.O43" table:condition="of:cell-content-is-in-list({TRUE;FALSE})">
          <table:error-message table:display="true" table:message-type="warning"/>
        </table:content-validation>
        <table:content-validation table:name="VAL-0x7fba24fcbf10" table:allow-empty-cell="true" table:display-list="unsorted" table:base-cell-address="$'SuiteList'.O45" table:condition="of:cell-content-is-in-list({TRUE;FALSE})">
          <table:error-message table:display="true" table:message-type="warning"/>
        </table:content-validation>
        <table:content-validation table:name="VAL-0x7fba255b9010" table:allow-empty-cell="true" table:display-list="unsorted" table:base-cell-address="$'SuiteList'.O47" table:condition="of:cell-content-is-in-list({TRUE;FALSE})">
          <table:error-message table:display="true" table:message-type="warning"/>
        </table:content-validation>
        <table:content-validation table:name="VAL-0x7fba24b62f10" table:allow-empty-cell="true" table:display-list="unsorted" table:base-cell-address="$'SuiteList'.O49" table:condition="of:cell-content-is-in-list({TRUE;FALSE})">
          <table:error-message table:display="true" table:message-type="warning"/>
        </table:content-validation>
        <table:content-validation table:name="VAL-0x7fba255d1410" table:allow-empty-cell="true" table:display-list="unsorted" table:base-cell-address="$'SuiteList'.O51" table:condition="of:cell-content-is-in-list({TRUE;FALSE})">
          <table:error-message table:display="true" table:message-type="warning"/>
        </table:content-validation>
        <table:content-validation table:name="VAL-0x7fba255dc010" table:allow-empty-cell="true" table:display-list="unsorted" table:base-cell-address="$'SuiteList'.O53" table:condition="of:cell-content-is-in-list({TRUE;FALSE})">
          <table:error-message table:display="true" table:message-type="warning"/>
        </table:content-validation>
        <table:content-validation table:name="VAL-0x7fba255e7010" table:allow-empty-cell="true" table:display-list="unsorted" table:base-cell-address="$'SuiteList'.O55" table:condition="of:cell-content-is-in-list({TRUE;FALSE})">
          <table:error-message table:display="true" table:message-type="warning"/>
        </table:content-validation>
      </table:content-validations>
      <table:table table:name="SuiteList" table:style-name="ta-0x7fba249ca030" table:print="false">
        <office:forms form:automatic-focus="false" form:apply-design-mode="false">
          <form:form/>
        </office:forms>
        <table:table-column table:default-cell-style-name="ACE-0x7fba249e2ee8" table:style-name="ACOL-1"/>
        <table:table-column table:default-cell-style-name="ACE-0x7fba249e2ee8" table:style-name="ACOL-2"/>
        <table:table-column table:default-cell-style-name="ACE-0x7fba249e2ee8" table:style-name="ACOL-3"/>
        <table:table-column table:default-cell-style-name="ACE-0x7fba249e2ee8" table:style-name="ACOL-4"/>
        <table:table-column table:default-cell-style-name="ACE-0x7fba249e2ee8" table:style-name="ACOL-5" table:number-columns-repeated="2"/>
        <table:table-column table:default-cell-style-name="ACE-0x7fba249e2ee8" table:style-name="ACOL-6"/>
        <table:table-column table:default-cell-style-name="ACE-0x7fba249e2ee8" table:style-name="ACOL-0"/>
        <table:table-column table:default-cell-style-name="ACE-0x7fba249e2ee8" table:style-name="ACOL-7"/>
        <table:table-column table:default-cell-style-name="ACE-0x7fba249e2ee8" table:style-name="ACOL-8"/>
        <table:table-column table:default-cell-style-name="ACE-0x7fba249e2ee8" table:style-name="ACOL-9"/>
        <table:table-column table:style-name="ACOL-10"/>
        <table:table-column table:style-name="ACOL-0" table:number-columns-repeated="116"/>
        <table:table-row table:style-name="AROW-1">
          <table:table-cell table:style-name="ACE-0x7fba249e3010" office:value-type="string">
            <text:p>Sno</text:p>
          </table:table-cell>
          <table:table-cell table:style-name="ACE-0x7fba249e3138" office:value-type="string">
            <text:p>TestCaseName</text:p>
          </table:table-cell>
          <table:table-cell table:style-name="ACE-0x7fba249e3138" office:value-type="string">
            <text:p>BrowserName</text:p>
          </table:table-cell>
          <table:table-cell table:style-name="ACE-0x7fba249e3138" office:value-type="string">
            <text:p>DesktopWeb</text:p>
          </table:table-cell>
          <table:table-cell table:style-name="ACE-0x7fba249e3138" office:value-type="string">
            <text:p>androidWeb</text:p>
          </table:table-cell>
          <table:table-cell table:style-name="ACE-0x7fba249e3138" office:value-type="string">
            <text:p>androidApp</text:p>
          </table:table-cell>
          <table:table-cell table:style-name="ACE-0x7fba249e3138" office:value-type="string">
            <text:p>backEndWeb</text:p>
          </table:table-cell>
          <table:table-cell table:style-name="ACE-0x7fba249e3138" office:value-type="string">
            <text:p>API</text:p>
          </table:table-cell>
          <table:table-cell table:style-name="ACE-0x7fba249e3138" office:value-type="string">
            <text:p>startScriptDataRow</text:p>
          </table:table-cell>
          <table:table-cell table:style-name="ACE-0x7fba249e3138" office:value-type="string">
            <text:p>endScriptDataRow</text:p>
          </table:table-cell>
          <table:table-cell table:style-name="ACE-0x7fba249e3138" office:value-type="string">
            <text:p>Sprint #</text:p>
          </table:table-cell>
          <table:table-cell table:style-name="ACE-0x7fba249e3260" office:value-type="string">
            <text:p>Remarks</text:p>
          </table:table-cell>
          <table:table-cell table:number-columns-repeated="116" table:style-name="Gnumeric-default"/>
        </table:table-row>
        <table:table-row table:style-name="AROW-1">
          <table:table-cell table:style-name="ACE-0x7fba249e3388" office:value-type="float" office:value="1">
            <text:p>1</text:p>
          </table:table-cell>
          <table:table-cell table:style-name="ACE-0x7fba249e34b0" office:value-type="string">
            <text:p>TC_InternetConn_LaunchMobileApp</text:p>
          </table:table-cell>
          <table:table-cell table:style-name="ACE-0x7fba249e35d8" table:content-validation-name="VAL-0x7fba24a2ab30" office:value-type="string">
            <text:p>CHROME</text:p>
          </table:table-cell>
          <table:table-cell table:style-name="ACE-0x7fba249e3700" table:content-validation-name="VAL-0x7fba24a59410" office:value-type="boolean" office:boolean-value="false">
            <text:p>FALSE</text:p>
          </table:table-cell>
          <table:table-cell table:style-name="ACE-0x7fba249e3828" table:content-validation-name="VAL-0x7fba24a87c10" office:value-type="boolean" office:boolean-value="false">
            <text:p>FALSE</text:p>
          </table:table-cell>
          <table:table-cell table:style-name="ACE-0x7fba249e3950" table:content-validation-name="VAL-0x7fba24acc830" office:value-type="boolean" office:boolean-value="false">
            <text:p>FALSE</text:p>
          </table:table-cell>
          <table:table-cell table:style-name="ACE-0x7fba249e3a78" table:content-validation-name="VAL-0x7fba24b11f10" office:value-type="boolean" office:boolean-value="false">
            <text:p>FALSE</text:p>
          </table:table-cell>
          <table:table-cell table:style-name="ACE-0x7fba249e3ba0" table:content-validation-name="VAL-0x7fba24b57c10" office:value-type="boolean" office:boolean-value="false">
            <text:p>FALSE</text:p>
          </table:table-cell>
          <table:table-cell table:style-name="ACE-0x7fba249e3cc8" office:value-type="float" office:value="1">
            <text:p>1</text:p>
          </table:table-cell>
          <table:table-cell table:style-name="ACE-0x7fba249e3cc8" office:value-type="float" office:value="2">
            <text:p>2</text:p>
          </table:table-cell>
          <table:table-cell table:style-name="ACE-0x7fba249e3cc8" office:value-type="float" office:value="5">
            <text:p>5</text:p>
          </table:table-cell>
          <table:table-cell table:number-rows-spanned="10" table:style-name="ACE-0x7fba249e3df0" office:value-type="string">
            <text:p>ShopClues_Mobile App_Android Platform</text:p>
          </table:table-cell>
          <table:table-cell table:number-columns-repeated="116" table:style-name="Gnumeric-default"/>
        </table:table-row>
        <table:table-row table:style-name="AROW-1">
          <table:table-cell table:style-name="ACE-0x7fba249e3388" office:value-type="float" office:value="2">
            <text:p>2</text:p>
          </table:table-cell>
          <table:table-cell table:style-name="ACE-0x7fba249e3f18" office:value-type="string">
            <text:p>TC_AppRegistration</text:p>
          </table:table-cell>
          <table:table-cell table:style-name="ACE-0x7fba249e4040" table:content-validation-name="VAL-0x7fba24b6fc10" office:value-type="string">
            <text:p>FIREFOX</text:p>
          </table:table-cell>
          <table:table-cell table:style-name="ACE-0x7fba249e4168" table:content-validation-name="VAL-0x7fba24b9d410" office:value-type="boolean" office:boolean-value="false">
            <text:p>FALSE</text:p>
          </table:table-cell>
          <table:table-cell table:style-name="ACE-0x7fba249e4290" table:content-validation-name="VAL-0x7fba24be3010" office:value-type="boolean" office:boolean-value="false">
            <text:p>FALSE</text:p>
          </table:table-cell>
          <table:table-cell table:style-name="ACE-0x7fba249e43b8" table:content-validation-name="VAL-0x7fba24c28010" office:value-type="boolean" office:boolean-value="false">
            <text:p>FALSE</text:p>
          </table:table-cell>
          <table:table-cell table:style-name="ACE-0x7fba249e44e0" table:content-validation-name="VAL-0x7fba24c6d310" office:value-type="boolean" office:boolean-value="false">
            <text:p>FALSE</text:p>
          </table:table-cell>
          <table:table-cell table:style-name="ACE-0x7fba249e4608" table:content-validation-name="VAL-0x7fba24cb3010" office:value-type="boolean" office:boolean-value="false">
            <text:p>FALSE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5">
            <text:p>5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ba249e3388" office:value-type="float" office:value="3">
            <text:p>3</text:p>
          </table:table-cell>
          <table:table-cell table:style-name="ACE-0x7fba249e3f18" office:value-type="string">
            <text:p>TC_AppLogin</text:p>
          </table:table-cell>
          <table:table-cell table:style-name="ACE-0x7fba249e4858" table:content-validation-name="VAL-0x7fba24ce1b10" office:value-type="string">
            <text:p>FIREFOX</text:p>
          </table:table-cell>
          <table:table-cell table:style-name="ACE-0x7fba249e4980" table:content-validation-name="VAL-0x7fba24d10410" office:value-type="boolean" office:boolean-value="false">
            <text:p>FALSE</text:p>
          </table:table-cell>
          <table:table-cell table:style-name="ACE-0x7fba249e4aa8" table:content-validation-name="VAL-0x7fba24d55710" office:value-type="boolean" office:boolean-value="false">
            <text:p>FALSE</text:p>
          </table:table-cell>
          <table:table-cell table:style-name="ACE-0x7fba249e4bd0" table:content-validation-name="VAL-0x7fba24d9b010" office:value-type="boolean" office:boolean-value="false">
            <text:p>FALSE</text:p>
          </table:table-cell>
          <table:table-cell table:style-name="ACE-0x7fba26111488" table:content-validation-name="VAL-0x7fba24ddfc10" office:value-type="boolean" office:boolean-value="false">
            <text:p>FALSE</text:p>
          </table:table-cell>
          <table:table-cell table:style-name="ACE-0x7fba261115b0" table:content-validation-name="VAL-0x7fba24e0e410" office:value-type="boolean" office:boolean-value="false">
            <text:p>FALSE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5">
            <text:p>5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ba249e3388" office:value-type="float" office:value="4">
            <text:p>4</text:p>
          </table:table-cell>
          <table:table-cell table:style-name="ACE-0x7fba249e3f18" office:value-type="string">
            <text:p>TC_AppSimpleProduct</text:p>
          </table:table-cell>
          <table:table-cell table:style-name="ACE-0x7fba261116d8" table:content-validation-name="VAL-0x7fba24e3c210" office:value-type="string">
            <text:p>FIREFOX</text:p>
          </table:table-cell>
          <table:table-cell table:style-name="ACE-0x7fba26111800" table:content-validation-name="VAL-0x7fba24e54810" office:value-type="boolean" office:boolean-value="false">
            <text:p>FALSE</text:p>
          </table:table-cell>
          <table:table-cell table:style-name="ACE-0x7fba26111928" table:content-validation-name="VAL-0x7fba24e9a410" office:value-type="boolean" office:boolean-value="false">
            <text:p>FALSE</text:p>
          </table:table-cell>
          <table:table-cell table:style-name="ACE-0x7fba26111a50" table:content-validation-name="VAL-0x7fba24edf010" office:value-type="boolean" office:boolean-value="false">
            <text:p>FALSE</text:p>
          </table:table-cell>
          <table:table-cell table:style-name="ACE-0x7fba26111b78" table:content-validation-name="VAL-0x7fba24f23f10" office:value-type="boolean" office:boolean-value="false">
            <text:p>FALSE</text:p>
          </table:table-cell>
          <table:table-cell table:style-name="ACE-0x7fba26111ca0" table:content-validation-name="VAL-0x7fba24f69810" office:value-type="boolean" office:boolean-value="false">
            <text:p>FALSE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5">
            <text:p>5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ba249e3388" office:value-type="float" office:value="5">
            <text:p>5</text:p>
          </table:table-cell>
          <table:table-cell table:style-name="ACE-0x7fba249e3f18" office:value-type="string">
            <text:p>TC_AppVariantProduct</text:p>
          </table:table-cell>
          <table:table-cell table:style-name="ACE-0x7fba26111dc8" table:content-validation-name="VAL-0x7fba24faec10" office:value-type="string">
            <text:p>FIREFOX</text:p>
          </table:table-cell>
          <table:table-cell table:style-name="ACE-0x7fba26111ef0" table:content-validation-name="VAL-0x7fba24fc7010" office:value-type="boolean" office:boolean-value="false">
            <text:p>FALSE</text:p>
          </table:table-cell>
          <table:table-cell table:style-name="ACE-0x7fba26112018" table:content-validation-name="VAL-0x7fba24ff5410" office:value-type="boolean" office:boolean-value="false">
            <text:p>FALSE</text:p>
          </table:table-cell>
          <table:table-cell table:style-name="ACE-0x7fba26112140" table:content-validation-name="VAL-0x7fba25022c10" office:value-type="boolean" office:boolean-value="false">
            <text:p>FALSE</text:p>
          </table:table-cell>
          <table:table-cell table:style-name="ACE-0x7fba26112268" table:content-validation-name="VAL-0x7fba25068410" office:value-type="boolean" office:boolean-value="false">
            <text:p>FALSE</text:p>
          </table:table-cell>
          <table:table-cell table:style-name="ACE-0x7fba26112390" table:content-validation-name="VAL-0x7fba250ad010" office:value-type="boolean" office:boolean-value="false">
            <text:p>FALSE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5">
            <text:p>5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ba249e3388" office:value-type="float" office:value="6">
            <text:p>6</text:p>
          </table:table-cell>
          <table:table-cell table:style-name="ACE-0x7fba249e3f18" office:value-type="string">
            <text:p>TC_AppDeleteVariantProduct</text:p>
          </table:table-cell>
          <table:table-cell table:style-name="ACE-0x7fba261124b8" table:content-validation-name="VAL-0x7fba250f1b10" office:value-type="string">
            <text:p>FIREFOX</text:p>
          </table:table-cell>
          <table:table-cell table:style-name="ACE-0x7fba261125e0" table:content-validation-name="VAL-0x7fba25120810" office:value-type="boolean" office:boolean-value="false">
            <text:p>FALSE</text:p>
          </table:table-cell>
          <table:table-cell table:style-name="ACE-0x7fba26112708" table:content-validation-name="VAL-0x7fba25150010" office:value-type="boolean" office:boolean-value="false">
            <text:p>FALSE</text:p>
          </table:table-cell>
          <table:table-cell table:style-name="ACE-0x7fba26112830" table:content-validation-name="VAL-0x7fba25195010" office:value-type="boolean" office:boolean-value="false">
            <text:p>FALSE</text:p>
          </table:table-cell>
          <table:table-cell table:style-name="ACE-0x7fba26112958" table:content-validation-name="VAL-0x7fba251da310" office:value-type="boolean" office:boolean-value="false">
            <text:p>FALSE</text:p>
          </table:table-cell>
          <table:table-cell table:style-name="ACE-0x7fba26112a80" table:content-validation-name="VAL-0x7fba25220010" office:value-type="boolean" office:boolean-value="false">
            <text:p>FALSE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5">
            <text:p>5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ba249e3388" office:value-type="float" office:value="7">
            <text:p>7</text:p>
          </table:table-cell>
          <table:table-cell table:style-name="ACE-0x7fba249e3f18" office:value-type="string">
            <text:p>TC_SimpleProduct_UpdateQty_AddToCart</text:p>
          </table:table-cell>
          <table:table-cell table:style-name="ACE-0x7fba26112ba8" table:content-validation-name="VAL-0x7fba2524d710" office:value-type="string">
            <text:p>FIREFOX</text:p>
          </table:table-cell>
          <table:table-cell table:style-name="ACE-0x7fba26112cd0" table:content-validation-name="VAL-0x7fba2527c010" office:value-type="boolean" office:boolean-value="false">
            <text:p>FALSE</text:p>
          </table:table-cell>
          <table:table-cell table:style-name="ACE-0x7fba26112df8" table:content-validation-name="VAL-0x7fba252ab410" office:value-type="boolean" office:boolean-value="false">
            <text:p>FALSE</text:p>
          </table:table-cell>
          <table:table-cell table:style-name="ACE-0x7fba26112f20" table:content-validation-name="VAL-0x7fba252f0810" office:value-type="boolean" office:boolean-value="false">
            <text:p>FALSE</text:p>
          </table:table-cell>
          <table:table-cell table:style-name="ACE-0x7fba26113048" table:content-validation-name="VAL-0x7fba25335b10" office:value-type="boolean" office:boolean-value="false">
            <text:p>FALSE</text:p>
          </table:table-cell>
          <table:table-cell table:style-name="ACE-0x7fba26113170" table:content-validation-name="VAL-0x7fba2537b410" office:value-type="boolean" office:boolean-value="false">
            <text:p>FALSE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5">
            <text:p>5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ba249e3388" office:value-type="float" office:value="8">
            <text:p>8</text:p>
          </table:table-cell>
          <table:table-cell table:style-name="ACE-0x7fba249e3f18" office:value-type="string">
            <text:p>TC_AddToCart_ProductDetails</text:p>
          </table:table-cell>
          <table:table-cell table:style-name="ACE-0x7fba26113298" table:content-validation-name="VAL-0x7fba253a9210" office:value-type="string">
            <text:p>FIREFOX</text:p>
          </table:table-cell>
          <table:table-cell table:style-name="ACE-0x7fba261133c0" table:content-validation-name="VAL-0x7fba253d7410" office:value-type="boolean" office:boolean-value="false">
            <text:p>FALSE</text:p>
          </table:table-cell>
          <table:table-cell table:style-name="ACE-0x7fba261134e8" table:content-validation-name="VAL-0x7fba25406b10" office:value-type="boolean" office:boolean-value="false">
            <text:p>FALSE</text:p>
          </table:table-cell>
          <table:table-cell table:style-name="ACE-0x7fba26113610" table:content-validation-name="VAL-0x7fba2544bc10" office:value-type="boolean" office:boolean-value="false">
            <text:p>FALSE</text:p>
          </table:table-cell>
          <table:table-cell table:style-name="ACE-0x7fba26113738" table:content-validation-name="VAL-0x7fba25491310" office:value-type="boolean" office:boolean-value="false">
            <text:p>FALSE</text:p>
          </table:table-cell>
          <table:table-cell table:style-name="ACE-0x7fba26113860" table:content-validation-name="VAL-0x7fba254d6810" office:value-type="boolean" office:boolean-value="false">
            <text:p>FALSE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5">
            <text:p>5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ba249e3388" office:value-type="float" office:value="9">
            <text:p>9</text:p>
          </table:table-cell>
          <table:table-cell table:style-name="ACE-0x7fba249e3f18" office:value-type="string">
            <text:p>TC_PlaceOrder_Continue</text:p>
          </table:table-cell>
          <table:table-cell table:style-name="ACE-0x7fba26113988" table:content-validation-name="VAL-0x7fba25504710" office:value-type="string">
            <text:p>FIREFOX</text:p>
          </table:table-cell>
          <table:table-cell table:style-name="ACE-0x7fba26113ab0" table:content-validation-name="VAL-0x7fba25533010" office:value-type="boolean" office:boolean-value="false">
            <text:p>FALSE</text:p>
          </table:table-cell>
          <table:table-cell table:style-name="ACE-0x7fba26113bd8" table:content-validation-name="VAL-0x7fba25577b10" office:value-type="boolean" office:boolean-value="false">
            <text:p>FALSE</text:p>
          </table:table-cell>
          <table:table-cell table:style-name="ACE-0x7fba26113d00" table:content-validation-name="VAL-0x7fba255a7010" office:value-type="boolean" office:boolean-value="false">
            <text:p>FALSE</text:p>
          </table:table-cell>
          <table:table-cell table:style-name="ACE-0x7fba26113e28" table:content-validation-name="VAL-0x7fba255ec210" office:value-type="boolean" office:boolean-value="false">
            <text:p>FALSE</text:p>
          </table:table-cell>
          <table:table-cell table:style-name="ACE-0x7fba26113f50" table:content-validation-name="VAL-0x7fba25631c10" office:value-type="boolean" office:boolean-value="false">
            <text:p>FALSE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5">
            <text:p>5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ba249e3388" office:value-type="float" office:value="10">
            <text:p>10</text:p>
          </table:table-cell>
          <table:table-cell table:style-name="ACE-0x7fba249e3f18" office:value-type="string">
            <text:p>TC_AppForgotPassword</text:p>
          </table:table-cell>
          <table:table-cell table:style-name="ACE-0x7fba26114078" table:content-validation-name="VAL-0x7fba2565f310" office:value-type="string">
            <text:p>FIREFOX</text:p>
          </table:table-cell>
          <table:table-cell table:style-name="ACE-0x7fba261141a0" table:content-validation-name="VAL-0x7fba2568e010" office:value-type="boolean" office:boolean-value="false">
            <text:p>FALSE</text:p>
          </table:table-cell>
          <table:table-cell table:style-name="ACE-0x7fba261142c8" table:content-validation-name="VAL-0x7fba256d2f10" office:value-type="boolean" office:boolean-value="false">
            <text:p>FALSE</text:p>
          </table:table-cell>
          <table:table-cell table:style-name="ACE-0x7fba261143f0" table:content-validation-name="VAL-0x7fba25702010" office:value-type="boolean" office:boolean-value="false">
            <text:p>FALSE</text:p>
          </table:table-cell>
          <table:table-cell table:style-name="ACE-0x7fba26114518" table:content-validation-name="VAL-0x7fba26115d30" office:value-type="boolean" office:boolean-value="false">
            <text:p>FALSE</text:p>
          </table:table-cell>
          <table:table-cell table:style-name="ACE-0x7fba26114640" table:content-validation-name="VAL-0x7fba2575e410" office:value-type="boolean" office:boolean-value="false">
            <text:p>FALSE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5">
            <text:p>5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ba249e3388" office:value-type="float" office:value="11">
            <text:p>11</text:p>
          </table:table-cell>
          <table:table-cell table:style-name="ACE-0x7fba26114768" office:value-type="string">
            <text:p>TC_AppAddToFavourite</text:p>
          </table:table-cell>
          <table:table-cell table:style-name="ACE-0x7fba26114890" table:content-validation-name="VAL-0x7fba2610c870" office:value-type="string">
            <text:p>FIREFOX</text:p>
          </table:table-cell>
          <table:table-cell table:style-name="ACE-0x7fba261149b8" table:content-validation-name="VAL-0x7fba2578d010" office:value-type="boolean" office:boolean-value="false">
            <text:p>FALSE</text:p>
          </table:table-cell>
          <table:table-cell table:style-name="ACE-0x7fba26114ae0" table:content-validation-name="VAL-0x7fba257d1c10" office:value-type="boolean" office:boolean-value="false">
            <text:p>FALSE</text:p>
          </table:table-cell>
          <table:table-cell table:style-name="ACE-0x7fba26114c08" table:content-validation-name="VAL-0x7fba25817410" office:value-type="boolean" office:boolean-value="false">
            <text:p>FALSE</text:p>
          </table:table-cell>
          <table:table-cell table:style-name="ACE-0x7fba26114d30" table:content-validation-name="VAL-0x7fba2585c410" office:value-type="boolean" office:boolean-value="false">
            <text:p>FALSE</text:p>
          </table:table-cell>
          <table:table-cell table:style-name="ACE-0x7fba26114e58" table:content-validation-name="VAL-0x7fba2588c010" office:value-type="boolean" office:boolean-value="false">
            <text:p>FALSE</text:p>
          </table:table-cell>
          <table:table-cell table:style-name="ACE-0x7fba249e3cc8" office:value-type="float" office:value="1">
            <text:p>1</text:p>
          </table:table-cell>
          <table:table-cell table:style-name="ACE-0x7fba249e3cc8" office:value-type="float" office:value="1">
            <text:p>1</text:p>
          </table:table-cell>
          <table:table-cell table:style-name="ACE-0x7fba249e3cc8" office:value-type="float" office:value="7">
            <text:p>7</text:p>
          </table:table-cell>
          <table:table-cell table:number-rows-spanned="13" table:style-name="ACE-0x7fba249e3df0" office:value-type="string">
            <text:p>ShopClues_Mobile App_Android Platform</text:p>
          </table:table-cell>
          <table:table-cell table:number-columns-repeated="116" table:style-name="Gnumeric-default"/>
        </table:table-row>
        <table:table-row table:style-name="AROW-1">
          <table:table-cell table:style-name="ACE-0x7fba249e3388" office:value-type="float" office:value="12">
            <text:p>12</text:p>
          </table:table-cell>
          <table:table-cell table:style-name="ACE-0x7fba26114f80" office:value-type="string">
            <text:p>TC_AppContinueShoppingFunctionality</text:p>
          </table:table-cell>
          <table:table-cell table:style-name="ACE-0x7fba261150a8" table:content-validation-name="VAL-0x7fba258b9410" office:value-type="string">
            <text:p>FIREFOX</text:p>
          </table:table-cell>
          <table:table-cell table:style-name="ACE-0x7fba261151d0" table:content-validation-name="VAL-0x7fba258e7c10" office:value-type="boolean" office:boolean-value="false">
            <text:p>FALSE</text:p>
          </table:table-cell>
          <table:table-cell table:style-name="ACE-0x7fba26117138" table:content-validation-name="VAL-0x7fba2592cc10" office:value-type="boolean" office:boolean-value="false">
            <text:p>FALSE</text:p>
          </table:table-cell>
          <table:table-cell table:style-name="ACE-0x7fba26117260" table:content-validation-name="VAL-0x7fba2595ac10" office:value-type="boolean" office:boolean-value="false">
            <text:p>FALSE</text:p>
          </table:table-cell>
          <table:table-cell table:style-name="ACE-0x7fba26117388" table:content-validation-name="VAL-0x7fba259a0010" office:value-type="boolean" office:boolean-value="false">
            <text:p>FALSE</text:p>
          </table:table-cell>
          <table:table-cell table:style-name="ACE-0x7fba261174b0" table:content-validation-name="VAL-0x7fba259cf610" office:value-type="boolean" office:boolean-value="false">
            <text:p>FALSE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7">
            <text:p>7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ba249e3388" office:value-type="float" office:value="13">
            <text:p>13</text:p>
          </table:table-cell>
          <table:table-cell table:style-name="ACE-0x7fba26114f80" office:value-type="string">
            <text:p>TC_AppVerifySelectPaymentOptions</text:p>
          </table:table-cell>
          <table:table-cell table:style-name="ACE-0x7fba261175d8" table:content-validation-name="VAL-0x7fba259fd710" office:value-type="string">
            <text:p>FIREFOX</text:p>
          </table:table-cell>
          <table:table-cell table:style-name="ACE-0x7fba26117700" table:content-validation-name="VAL-0x7fba25a2bc10" office:value-type="boolean" office:boolean-value="false">
            <text:p>FALSE</text:p>
          </table:table-cell>
          <table:table-cell table:style-name="ACE-0x7fba26117828" table:content-validation-name="VAL-0x7fba25a70f10" office:value-type="boolean" office:boolean-value="false">
            <text:p>FALSE</text:p>
          </table:table-cell>
          <table:table-cell table:style-name="ACE-0x7fba26117950" table:content-validation-name="VAL-0x7fba25ab6c10" office:value-type="boolean" office:boolean-value="false">
            <text:p>FALSE</text:p>
          </table:table-cell>
          <table:table-cell table:style-name="ACE-0x7fba26117a78" table:content-validation-name="VAL-0x7fba25afb810" office:value-type="boolean" office:boolean-value="false">
            <text:p>FALSE</text:p>
          </table:table-cell>
          <table:table-cell table:style-name="ACE-0x7fba26117ba0" table:content-validation-name="VAL-0x7fba25b41410" office:value-type="boolean" office:boolean-value="false">
            <text:p>FALSE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1">
            <text:p>1</text:p>
          </table:table-cell>
          <table:table-cell table:style-name="ACE-0x7fba26117cc8" office:value-type="float" office:value="7">
            <text:p>7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ba249e3388" office:value-type="float" office:value="14">
            <text:p>14</text:p>
          </table:table-cell>
          <table:table-cell table:style-name="ACE-0x7fba26114f80" office:value-type="string">
            <text:p>TC_AppVerifySelectPaymentOptions</text:p>
          </table:table-cell>
          <table:table-cell table:style-name="ACE-0x7fba26117df0" table:content-validation-name="VAL-0x7fba25b70010" office:value-type="string">
            <text:p>FIREFOX</text:p>
          </table:table-cell>
          <table:table-cell table:style-name="ACE-0x7fba26117f18" table:content-validation-name="VAL-0x7fba25b9e810" office:value-type="boolean" office:boolean-value="false">
            <text:p>FALSE</text:p>
          </table:table-cell>
          <table:table-cell table:style-name="ACE-0x7fba26118040" table:content-validation-name="VAL-0x7fba25be3810" office:value-type="boolean" office:boolean-value="false">
            <text:p>FALSE</text:p>
          </table:table-cell>
          <table:table-cell table:style-name="ACE-0x7fba26118168" table:content-validation-name="VAL-0x7fba25c29010" office:value-type="boolean" office:boolean-value="false">
            <text:p>FALSE</text:p>
          </table:table-cell>
          <table:table-cell table:style-name="ACE-0x7fba26118290" table:content-validation-name="VAL-0x7fba25c6dc10" office:value-type="boolean" office:boolean-value="false">
            <text:p>FALSE</text:p>
          </table:table-cell>
          <table:table-cell table:style-name="ACE-0x7fba261183b8" table:content-validation-name="VAL-0x7fba25cb3310" office:value-type="boolean" office:boolean-value="false">
            <text:p>FALSE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1">
            <text:p>1</text:p>
          </table:table-cell>
          <table:table-cell table:style-name="ACE-0x7fba26117cc8" office:value-type="float" office:value="7">
            <text:p>7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ba249e3388" office:value-type="float" office:value="15">
            <text:p>15</text:p>
          </table:table-cell>
          <table:table-cell table:style-name="ACE-0x7fba26114f80" office:value-type="string">
            <text:p>TC_AppApplyAllLinkForCouponCode</text:p>
          </table:table-cell>
          <table:table-cell table:style-name="ACE-0x7fba261184e0" table:content-validation-name="VAL-0x7fba25ccb410" office:value-type="string">
            <text:p>FIREFOX</text:p>
          </table:table-cell>
          <table:table-cell table:style-name="ACE-0x7fba26118608" table:content-validation-name="VAL-0x7fba25cf9c10" office:value-type="boolean" office:boolean-value="false">
            <text:p>FALSE</text:p>
          </table:table-cell>
          <table:table-cell table:style-name="ACE-0x7fba26118730" table:content-validation-name="VAL-0x7fba25d27710" office:value-type="boolean" office:boolean-value="false">
            <text:p>FALSE</text:p>
          </table:table-cell>
          <table:table-cell table:style-name="ACE-0x7fba26118858" table:content-validation-name="VAL-0x7fba25d6d010" office:value-type="boolean" office:boolean-value="false">
            <text:p>FALSE</text:p>
          </table:table-cell>
          <table:table-cell table:style-name="ACE-0x7fba26118980" table:content-validation-name="VAL-0x7fba25db2410" office:value-type="boolean" office:boolean-value="false">
            <text:p>FALSE</text:p>
          </table:table-cell>
          <table:table-cell table:style-name="ACE-0x7fba26118aa8" table:content-validation-name="VAL-0x7fba25df8010" office:value-type="boolean" office:boolean-value="false">
            <text:p>FALSE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1">
            <text:p>1</text:p>
          </table:table-cell>
          <table:table-cell table:style-name="ACE-0x7fba26117cc8" office:value-type="float" office:value="7">
            <text:p>7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ba249e3388" office:value-type="float" office:value="16">
            <text:p>16</text:p>
          </table:table-cell>
          <table:table-cell table:style-name="ACE-0x7fba26114f80" office:value-type="string">
            <text:p>TC_AppApplySingleCouponFunctionality</text:p>
          </table:table-cell>
          <table:table-cell table:style-name="ACE-0x7fba26118bd0" table:content-validation-name="VAL-0x7fba25e26a10" office:value-type="string">
            <text:p>FIREFOX</text:p>
          </table:table-cell>
          <table:table-cell table:style-name="ACE-0x7fba26118cf8" table:content-validation-name="VAL-0x7fba25e55410" office:value-type="boolean" office:boolean-value="false">
            <text:p>FALSE</text:p>
          </table:table-cell>
          <table:table-cell table:style-name="ACE-0x7fba26118e20" table:content-validation-name="VAL-0x7fba25e9a010" office:value-type="boolean" office:boolean-value="false">
            <text:p>FALSE</text:p>
          </table:table-cell>
          <table:table-cell table:style-name="ACE-0x7fba26118f48" table:content-validation-name="VAL-0x7fba25edf810" office:value-type="boolean" office:boolean-value="false">
            <text:p>FALSE</text:p>
          </table:table-cell>
          <table:table-cell table:style-name="ACE-0x7fba26119070" table:content-validation-name="VAL-0x7fba25f24c10" office:value-type="boolean" office:boolean-value="false">
            <text:p>FALSE</text:p>
          </table:table-cell>
          <table:table-cell table:style-name="ACE-0x7fba26119198" table:content-validation-name="VAL-0x7fba25f69f10" office:value-type="boolean" office:boolean-value="false">
            <text:p>FALSE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1">
            <text:p>1</text:p>
          </table:table-cell>
          <table:table-cell table:style-name="ACE-0x7fba26117cc8" office:value-type="float" office:value="7">
            <text:p>7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ba249e3388" office:value-type="float" office:value="17">
            <text:p>17</text:p>
          </table:table-cell>
          <table:table-cell table:style-name="ACE-0x7fba26114f80" office:value-type="string">
            <text:p>TC_ApplyLinkGiftCertificate</text:p>
          </table:table-cell>
          <table:table-cell table:style-name="ACE-0x7fba261192c0" table:content-validation-name="VAL-0x7fba25f98410" office:value-type="string">
            <text:p>FIREFOX</text:p>
          </table:table-cell>
          <table:table-cell table:style-name="ACE-0x7fba261193e8" table:content-validation-name="VAL-0x7fba25fb0c10" office:value-type="boolean" office:boolean-value="false">
            <text:p>FALSE</text:p>
          </table:table-cell>
          <table:table-cell table:style-name="ACE-0x7fba26119510" table:content-validation-name="VAL-0x7fba25ff6010" office:value-type="boolean" office:boolean-value="false">
            <text:p>FALSE</text:p>
          </table:table-cell>
          <table:table-cell table:style-name="ACE-0x7fba26119638" table:content-validation-name="VAL-0x7fba26024410" office:value-type="boolean" office:boolean-value="false">
            <text:p>FALSE</text:p>
          </table:table-cell>
          <table:table-cell table:style-name="ACE-0x7fba26119760" table:content-validation-name="VAL-0x7fba26069810" office:value-type="boolean" office:boolean-value="false">
            <text:p>FALSE</text:p>
          </table:table-cell>
          <table:table-cell table:style-name="ACE-0x7fba26119888" table:content-validation-name="VAL-0x7fba260af410" office:value-type="boolean" office:boolean-value="false">
            <text:p>FALSE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1">
            <text:p>1</text:p>
          </table:table-cell>
          <table:table-cell table:style-name="ACE-0x7fba26117cc8" office:value-type="float" office:value="7">
            <text:p>7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ba249e3388" office:value-type="float" office:value="18">
            <text:p>18</text:p>
          </table:table-cell>
          <table:table-cell table:style-name="ACE-0x7fba26114f80" office:value-type="string">
            <text:p>TC_AppRemoveLinkForAppliedGifts</text:p>
          </table:table-cell>
          <table:table-cell table:style-name="ACE-0x7fba261199b0" table:content-validation-name="VAL-0x7fba260dd010" office:value-type="string">
            <text:p>FIREFOX</text:p>
          </table:table-cell>
          <table:table-cell table:style-name="ACE-0x7fba26119ad8" table:content-validation-name="VAL-0x7fba249e6a10" office:value-type="boolean" office:boolean-value="false">
            <text:p>FALSE</text:p>
          </table:table-cell>
          <table:table-cell table:style-name="ACE-0x7fba26119c00" table:content-validation-name="VAL-0x7fba2557cc10" office:value-type="boolean" office:boolean-value="false">
            <text:p>FALSE</text:p>
          </table:table-cell>
          <table:table-cell table:style-name="ACE-0x7fba26119d28" table:content-validation-name="VAL-0x7fba24fb3c10" office:value-type="boolean" office:boolean-value="false">
            <text:p>FALSE</text:p>
          </table:table-cell>
          <table:table-cell table:style-name="ACE-0x7fba26119e50" table:content-validation-name="VAL-0x7fba25580b10" office:value-type="boolean" office:boolean-value="false">
            <text:p>FALSE</text:p>
          </table:table-cell>
          <table:table-cell table:style-name="ACE-0x7fba26119f78" table:content-validation-name="VAL-0x7fba24ccec10" office:value-type="boolean" office:boolean-value="false">
            <text:p>FALSE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1">
            <text:p>1</text:p>
          </table:table-cell>
          <table:table-cell table:style-name="ACE-0x7fba26117cc8" office:value-type="float" office:value="7">
            <text:p>7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ba249e3388" office:value-type="float" office:value="19">
            <text:p>19</text:p>
          </table:table-cell>
          <table:table-cell table:style-name="ACE-0x7fba26114f80" office:value-type="string">
            <text:p>TC_AppApplyLinkForCluesBucks</text:p>
          </table:table-cell>
          <table:table-cell table:style-name="ACE-0x7fba2611a0a0" table:content-validation-name="VAL-0x7fba24fb6310" office:value-type="string">
            <text:p>FIREFOX</text:p>
          </table:table-cell>
          <table:table-cell table:style-name="ACE-0x7fba2611a1c8" table:content-validation-name="VAL-0x7fba24aa0c10" office:value-type="boolean" office:boolean-value="false">
            <text:p>FALSE</text:p>
          </table:table-cell>
          <table:table-cell table:style-name="ACE-0x7fba2611a2f0" table:content-validation-name="VAL-0x7fba25587710" office:value-type="boolean" office:boolean-value="false">
            <text:p>FALSE</text:p>
          </table:table-cell>
          <table:table-cell table:style-name="ACE-0x7fba2611a418" table:content-validation-name="VAL-0x7fba24fb9010" office:value-type="boolean" office:boolean-value="false">
            <text:p>FALSE</text:p>
          </table:table-cell>
          <table:table-cell table:style-name="ACE-0x7fba2611a540" table:content-validation-name="VAL-0x7fba2558c010" office:value-type="boolean" office:boolean-value="false">
            <text:p>FALSE</text:p>
          </table:table-cell>
          <table:table-cell table:style-name="ACE-0x7fba2611a668" table:content-validation-name="VAL-0x7fba24cd1810" office:value-type="boolean" office:boolean-value="false">
            <text:p>FALSE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1">
            <text:p>1</text:p>
          </table:table-cell>
          <table:table-cell table:style-name="ACE-0x7fba26117cc8" office:value-type="float" office:value="7">
            <text:p>7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ba249e3388" office:value-type="float" office:value="20">
            <text:p>20</text:p>
          </table:table-cell>
          <table:table-cell table:style-name="ACE-0x7fba26114f80" office:value-type="string">
            <text:p>TC_AppRemoveCluesBucksFunctionality</text:p>
          </table:table-cell>
          <table:table-cell table:style-name="ACE-0x7fba2611a790" table:content-validation-name="VAL-0x7fba24fbc410" office:value-type="string">
            <text:p>FIREFOX</text:p>
          </table:table-cell>
          <table:table-cell table:style-name="ACE-0x7fba2611a8b8" table:content-validation-name="VAL-0x7fba24a44c10" office:value-type="boolean" office:boolean-value="false">
            <text:p>FALSE</text:p>
          </table:table-cell>
          <table:table-cell table:style-name="ACE-0x7fba2611a9e0" table:content-validation-name="VAL-0x7fba25594010" office:value-type="boolean" office:boolean-value="false">
            <text:p>FALSE</text:p>
          </table:table-cell>
          <table:table-cell table:style-name="ACE-0x7fba2611ab08" table:content-validation-name="VAL-0x7fba24fbe810" office:value-type="boolean" office:boolean-value="false">
            <text:p>FALSE</text:p>
          </table:table-cell>
          <table:table-cell table:style-name="ACE-0x7fba2611ac30" table:content-validation-name="VAL-0x7fba25598010" office:value-type="boolean" office:boolean-value="false">
            <text:p>FALSE</text:p>
          </table:table-cell>
          <table:table-cell table:style-name="ACE-0x7fba2611ad58" table:content-validation-name="VAL-0x7fba24cd3f10" office:value-type="boolean" office:boolean-value="false">
            <text:p>FALSE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1">
            <text:p>1</text:p>
          </table:table-cell>
          <table:table-cell table:style-name="ACE-0x7fba26117cc8" office:value-type="float" office:value="7">
            <text:p>7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ba249e3388" office:value-type="float" office:value="21">
            <text:p>21</text:p>
          </table:table-cell>
          <table:table-cell table:style-name="ACE-0x7fba26114f80" office:value-type="string">
            <text:p>TC_AppViewProfileFunctionality</text:p>
          </table:table-cell>
          <table:table-cell table:style-name="ACE-0x7fba2611ae80" table:content-validation-name="VAL-0x7fba24fc1810" office:value-type="string">
            <text:p>FIREFOX</text:p>
          </table:table-cell>
          <table:table-cell table:style-name="ACE-0x7fba2611d828" table:content-validation-name="VAL-0x7fba24aa2010" office:value-type="boolean" office:boolean-value="false">
            <text:p>FALSE</text:p>
          </table:table-cell>
          <table:table-cell table:style-name="ACE-0x7fba2611d950" table:content-validation-name="VAL-0x7fba24fc3010" office:value-type="boolean" office:boolean-value="false">
            <text:p>FALSE</text:p>
          </table:table-cell>
          <table:table-cell table:style-name="ACE-0x7fba2611da78" table:content-validation-name="VAL-0x7fba255a0810" office:value-type="boolean" office:boolean-value="false">
            <text:p>FALSE</text:p>
          </table:table-cell>
          <table:table-cell table:style-name="ACE-0x7fba2611dba0" table:content-validation-name="VAL-0x7fba24b5f010" office:value-type="boolean" office:boolean-value="false">
            <text:p>FALSE</text:p>
          </table:table-cell>
          <table:table-cell table:style-name="ACE-0x7fba2611dcc8" table:content-validation-name="VAL-0x7fba24fc5810" office:value-type="boolean" office:boolean-value="false">
            <text:p>FALSE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1">
            <text:p>1</text:p>
          </table:table-cell>
          <table:table-cell table:style-name="ACE-0x7fba26117cc8" office:value-type="float" office:value="7">
            <text:p>7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ba249e3388" office:value-type="float" office:value="22">
            <text:p>22</text:p>
          </table:table-cell>
          <table:table-cell table:style-name="ACE-0x7fba26114f80" office:value-type="string">
            <text:p>TC_AppValidateAndChangePassword</text:p>
          </table:table-cell>
          <table:table-cell table:style-name="ACE-0x7fba2611ddf0" table:content-validation-name="VAL-0x7fba24cd7010" office:value-type="string">
            <text:p>FIREFOX</text:p>
          </table:table-cell>
          <table:table-cell table:style-name="ACE-0x7fba2611df18" table:content-validation-name="VAL-0x7fba24fc7f10" office:value-type="boolean" office:boolean-value="false">
            <text:p>FALSE</text:p>
          </table:table-cell>
          <table:table-cell table:style-name="ACE-0x7fba2611e040" table:content-validation-name="VAL-0x7fba255a9c10" office:value-type="boolean" office:boolean-value="false">
            <text:p>FALSE</text:p>
          </table:table-cell>
          <table:table-cell table:style-name="ACE-0x7fba2611e168" table:content-validation-name="VAL-0x7fba24cd8810" office:value-type="boolean" office:boolean-value="false">
            <text:p>FALSE</text:p>
          </table:table-cell>
          <table:table-cell table:style-name="ACE-0x7fba2611e290" table:content-validation-name="VAL-0x7fba255adc10" office:value-type="boolean" office:boolean-value="false">
            <text:p>FALSE</text:p>
          </table:table-cell>
          <table:table-cell table:style-name="ACE-0x7fba2611e3b8" table:content-validation-name="VAL-0x7fba24fcbf10" office:value-type="boolean" office:boolean-value="false">
            <text:p>FALSE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1">
            <text:p>1</text:p>
          </table:table-cell>
          <table:table-cell table:style-name="ACE-0x7fba26117cc8" office:value-type="float" office:value="7">
            <text:p>7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ba2611e4e0" office:value-type="float" office:value="23">
            <text:p>23</text:p>
          </table:table-cell>
          <table:table-cell table:style-name="ACE-0x7fba2611e608" office:value-type="string">
            <text:p>TC_AppVerifyAndUpdateNotification</text:p>
          </table:table-cell>
          <table:table-cell table:style-name="ACE-0x7fba2611e730" table:content-validation-name="VAL-0x7fba2610c460" office:value-type="string">
            <text:p>FIREFOX</text:p>
          </table:table-cell>
          <table:table-cell table:style-name="ACE-0x7fba2611e858" table:content-validation-name="VAL-0x7fba24cda010" office:value-type="boolean" office:boolean-value="false">
            <text:p>FALSE</text:p>
          </table:table-cell>
          <table:table-cell table:style-name="ACE-0x7fba2611e980" table:content-validation-name="VAL-0x7fba255b2e10" office:value-type="boolean" office:boolean-value="false">
            <text:p>FALSE</text:p>
          </table:table-cell>
          <table:table-cell table:style-name="ACE-0x7fba2611eaa8" table:content-validation-name="VAL-0x7fba24fcf010" office:value-type="boolean" office:boolean-value="false">
            <text:p>FALSE</text:p>
          </table:table-cell>
          <table:table-cell table:style-name="ACE-0x7fba2611ebd0" table:content-validation-name="VAL-0x7fba24cdae10" office:value-type="boolean" office:boolean-value="false">
            <text:p>FALSE</text:p>
          </table:table-cell>
          <table:table-cell table:style-name="ACE-0x7fba2611ecf8" table:content-validation-name="VAL-0x7fba255b9010" office:value-type="boolean" office:boolean-value="false">
            <text:p>FALSE</text:p>
          </table:table-cell>
          <table:table-cell table:style-name="ACE-0x7fba2611ee20" office:value-type="float" office:value="1">
            <text:p>1</text:p>
          </table:table-cell>
          <table:table-cell table:style-name="ACE-0x7fba2611ee20" office:value-type="float" office:value="1">
            <text:p>1</text:p>
          </table:table-cell>
          <table:table-cell table:style-name="ACE-0x7fba2611ee2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ba2611ef48" office:value-type="float" office:value="77">
            <text:p>77</text:p>
          </table:table-cell>
          <table:table-cell table:style-name="ACE-0x7fba2611f070" office:value-type="string">
            <text:p>TC_WAP_MerchantRegistration</text:p>
          </table:table-cell>
          <table:table-cell table:style-name="ACE-0x7fba2611f198" table:content-validation-name="VAL-0x7fba24fd2010" office:value-type="string">
            <text:p>CHROME</text:p>
          </table:table-cell>
          <table:table-cell table:style-name="ACE-0x7fba2611f2c0" table:content-validation-name="VAL-0x7fba24cdc410" office:value-type="boolean" office:boolean-value="false">
            <text:p>FALSE</text:p>
          </table:table-cell>
          <table:table-cell table:style-name="ACE-0x7fba2611f3e8" table:content-validation-name="VAL-0x7fba255bf710" office:value-type="boolean" office:boolean-value="true">
            <text:p>TRUE</text:p>
          </table:table-cell>
          <table:table-cell table:style-name="ACE-0x7fba2611f510" table:content-validation-name="VAL-0x7fba24fd4410" office:value-type="boolean" office:boolean-value="false">
            <text:p>FALSE</text:p>
          </table:table-cell>
          <table:table-cell table:style-name="ACE-0x7fba2611f638" table:content-validation-name="VAL-0x7fba255c3810" office:value-type="boolean" office:boolean-value="false">
            <text:p>FALSE</text:p>
          </table:table-cell>
          <table:table-cell table:style-name="ACE-0x7fba2611f760" table:content-validation-name="VAL-0x7fba24b62f10" office:value-type="boolean" office:boolean-value="false">
            <text:p>FALSE</text:p>
          </table:table-cell>
          <table:table-cell table:style-name="ACE-0x7fba249e3cc8" office:value-type="float" office:value="1">
            <text:p>1</text:p>
          </table:table-cell>
          <table:table-cell table:style-name="ACE-0x7fba249e3cc8" office:value-type="float" office:value="1">
            <text:p>1</text:p>
          </table:table-cell>
          <table:table-cell table:style-name="ACE-0x7fba2611f888" office:value-type="float" office:value="8">
            <text:p>8</text:p>
          </table:table-cell>
          <table:table-cell table:number-rows-spanned="4" table:style-name="ACE-0x7fba2611f9b0" office:value-type="string">
            <text:p>ShopClues_Mobile App_Android_StoreManager</text:p>
          </table:table-cell>
          <table:table-cell table:number-columns-repeated="116" table:style-name="Gnumeric-default"/>
        </table:table-row>
        <table:table-row table:style-name="AROW-1">
          <table:table-cell table:style-name="ACE-0x7fba2611fad8" office:value-type="float" office:value="78">
            <text:p>78</text:p>
          </table:table-cell>
          <table:table-cell table:style-name="ACE-0x7fba2611fc00" office:value-type="string">
            <text:p>TC_WAP_STEP1_StoreSetUp_ServiceAgreement</text:p>
          </table:table-cell>
          <table:table-cell table:style-name="ACE-0x7fba2611fd28" table:content-validation-name="VAL-0x7fba255c7c10" office:value-type="string">
            <text:p>FIREFOX</text:p>
          </table:table-cell>
          <table:table-cell table:style-name="ACE-0x7fba2611fe50" table:content-validation-name="VAL-0x7fba255c8f10" office:value-type="boolean" office:boolean-value="false">
            <text:p>FALSE</text:p>
          </table:table-cell>
          <table:table-cell table:style-name="ACE-0x7fba261201c8" table:content-validation-name="VAL-0x7fba24fdb410" office:value-type="boolean" office:boolean-value="false">
            <text:p>FALSE</text:p>
          </table:table-cell>
          <table:table-cell table:style-name="ACE-0x7fba261200a0" table:content-validation-name="VAL-0x7fba255cd410" office:value-type="boolean" office:boolean-value="false">
            <text:p>FALSE</text:p>
          </table:table-cell>
          <table:table-cell table:style-name="ACE-0x7fba261201c8" table:content-validation-name="VAL-0x7fba24fdb410" office:value-type="boolean" office:boolean-value="false">
            <text:p>FALSE</text:p>
          </table:table-cell>
          <table:table-cell table:style-name="ACE-0x7fba261202f0" table:content-validation-name="VAL-0x7fba255d1410" office:value-type="boolean" office:boolean-value="false">
            <text:p>FALSE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1">
            <text:p>1</text:p>
          </table:table-cell>
          <table:table-cell table:style-name="ACE-0x7fba26120418" office:value-type="float" office:value="8">
            <text:p>8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ba26120540" office:value-type="float" office:value="79">
            <text:p>79</text:p>
          </table:table-cell>
          <table:table-cell table:style-name="ACE-0x7fba2611fc00" office:value-type="string">
            <text:p>TC_MobileWAP_MerchantSupportForm</text:p>
          </table:table-cell>
          <table:table-cell table:style-name="ACE-0x7fba26120668" table:content-validation-name="VAL-0x7fba255d2810" office:value-type="string">
            <text:p>FIREFOX</text:p>
          </table:table-cell>
          <table:table-cell table:style-name="ACE-0x7fba26120790" table:content-validation-name="VAL-0x7fba255d4010" office:value-type="boolean" office:boolean-value="false">
            <text:p>FALSE</text:p>
          </table:table-cell>
          <table:table-cell table:style-name="ACE-0x7fba261201c8" table:content-validation-name="VAL-0x7fba24fdb410" office:value-type="boolean" office:boolean-value="false">
            <text:p>FALSE</text:p>
          </table:table-cell>
          <table:table-cell table:style-name="ACE-0x7fba261209e0" table:content-validation-name="VAL-0x7fba24fe0c10" office:value-type="boolean" office:boolean-value="false">
            <text:p>FALSE</text:p>
          </table:table-cell>
          <table:table-cell table:style-name="ACE-0x7fba26120b08" table:content-validation-name="VAL-0x7fba255da810" office:value-type="boolean" office:boolean-value="false">
            <text:p>FALSE</text:p>
          </table:table-cell>
          <table:table-cell table:style-name="ACE-0x7fba26120c30" table:content-validation-name="VAL-0x7fba255dc010" office:value-type="boolean" office:boolean-value="false">
            <text:p>FALSE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1">
            <text:p>1</text:p>
          </table:table-cell>
          <table:table-cell table:style-name="ACE-0x7fba26120418" office:value-type="float" office:value="8">
            <text:p>8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ba26120540" office:value-type="float" office:value="80">
            <text:p>80</text:p>
          </table:table-cell>
          <table:table-cell table:style-name="ACE-0x7fba2611fc00" office:value-type="string">
            <text:p>TC_MobileWAPMerchant_RequestStoreApproval</text:p>
          </table:table-cell>
          <table:table-cell table:style-name="ACE-0x7fba26120d58" table:content-validation-name="VAL-0x7fba255dd410" office:value-type="string">
            <text:p>FIREFOX</text:p>
          </table:table-cell>
          <table:table-cell table:style-name="ACE-0x7fba26120e80" table:content-validation-name="VAL-0x7fba255de710" office:value-type="boolean" office:boolean-value="false">
            <text:p>FALSE</text:p>
          </table:table-cell>
          <table:table-cell table:style-name="ACE-0x7fba261201c8" table:content-validation-name="VAL-0x7fba24fdb410" office:value-type="boolean" office:boolean-value="false">
            <text:p>FALSE</text:p>
          </table:table-cell>
          <table:table-cell table:style-name="ACE-0x7fba261210d0" table:content-validation-name="VAL-0x7fba255e2c10" office:value-type="boolean" office:boolean-value="false">
            <text:p>FALSE</text:p>
          </table:table-cell>
          <table:table-cell table:style-name="ACE-0x7fba261211f8" table:content-validation-name="VAL-0x7fba24ce7010" office:value-type="boolean" office:boolean-value="false">
            <text:p>FALSE</text:p>
          </table:table-cell>
          <table:table-cell table:style-name="ACE-0x7fba26121320" table:content-validation-name="VAL-0x7fba255e7010" office:value-type="boolean" office:boolean-value="false">
            <text:p>FALSE</text:p>
          </table:table-cell>
          <table:table-cell table:style-name="ACE-0x7fba249e4730" office:value-type="float" office:value="1">
            <text:p>1</text:p>
          </table:table-cell>
          <table:table-cell table:style-name="ACE-0x7fba249e4730" office:value-type="float" office:value="1">
            <text:p>1</text:p>
          </table:table-cell>
          <table:table-cell table:style-name="ACE-0x7fba26120418" office:value-type="float" office:value="8">
            <text:p>8</text:p>
          </table:table-cell>
          <table:covered-table-cell/>
          <table:table-cell table:number-columns-repeated="116" table:style-name="Gnumeric-default"/>
        </table:table-row>
        <table:table-row table:style-name="AROW-0" table:number-rows-repeated="1048487">
          <table:table-cell table:number-columns-repeated="128"/>
        </table:table-row>
        <table:table-row table:style-name="AROW-0" table:number-rows-repeated="61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SuiteList'.$A$1"/>
          <table:named-expression table:name="Sheet_Title" table:expression="of:=&quot;SuiteList&quot;" table:base-cell-address="$'SuiteList'.$A$1"/>
        </table:named-expressions>
        <gnm:selections gnm:cursor-col="5" gnm:cursor-row="31">
          <gnm:selection gnm:start-col="5" gnm:start-row="31" gnm:end-col="5" gnm:end-row="3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ba249c8b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ba249ca030" style:display-name="SuiteList" style:page-layout-name="pl-0x7fba249c8b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10T09:10:36Z</dc:date>
    <meta:creation-date>2014-12-02T12:13:02Z</meta:creation-date>
    <meta:editing-cycles>100</meta:editing-cycles>
    <meta:editing-duration>PT10H8M59S</meta:editing-duration>
    <meta:generator>gnumeric/1.12.9</meta:generator>
    <meta:initial-creator>sakshi juneja</meta:initial-creator>
  </office:meta>
</office:document-meta>
</file>